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color="#000000" style:font-family-generic="swiss"/>
    </style:style>
    <style:style style:name="ce3" style:family="table-cell" style:parent-style-name="Default" style:data-style-name="N19">
      <style:text-properties fo:color="#000000" style:font-family-generic="swiss"/>
    </style:style>
    <style:style style:name="ce4" style:family="table-cell" style:parent-style-name="Default" style:data-style-name="N19"/>
    <style:style style:name="ce5" style:family="table-cell" style:parent-style-name="Default" style:data-style-name="N0">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6" style:family="table-cell" style:parent-style-name="Default" style:data-style-name="N0">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7" style:family="table-cell" style:parent-style-name="Default" style:data-style-name="N19">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8" style:family="table-cell" style:parent-style-name="Default" style:data-style-name="N19">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9" style:family="table-cell" style:parent-style-name="Default" style:data-style-name="N0">
      <style:table-cell-properties style:vertical-align="middle" style:repeat-content="false"/>
      <style:paragraph-properties fo:text-align="start" fo:margin-left="0cm"/>
      <style:text-properties style:font-name="Liberation Sans" style:font-name-asian="Liberation Sans" style:font-name-complex="Liberation Sans" style:font-family-generic="swiss"/>
    </style:style>
    <style:style style:name="co1" style:family="table-column">
      <style:table-column-properties fo:break-before="auto" style:column-width="1.92616666666667cm"/>
    </style:style>
    <style:style style:name="co2" style:family="table-column">
      <style:table-column-properties fo:break-before="auto" style:column-width="0.931333333333333cm"/>
    </style:style>
    <style:style style:name="co3" style:family="table-column">
      <style:table-column-properties fo:break-before="auto" style:column-width="1.79916666666667cm"/>
    </style:style>
    <style:style style:name="co4" style:family="table-column">
      <style:table-column-properties fo:break-before="auto" style:column-width="4.445cm"/>
    </style:style>
    <style:style style:name="co5" style:family="table-column">
      <style:table-column-properties fo:break-before="auto" style:column-width="7.64116666666667cm"/>
    </style:style>
    <style:style style:name="co6" style:family="table-column">
      <style:table-column-properties fo:break-before="auto" style:column-width="2.18016666666667cm"/>
    </style:style>
    <style:style style:name="co7" style:family="table-column">
      <style:table-column-properties fo:break-before="auto" style:column-width="6.35cm"/>
    </style:style>
    <style:style style:name="co8" style:family="table-column">
      <style:table-column-properties fo:break-before="auto" style:column-width="10.9008333333333cm"/>
    </style:style>
    <style:style style:name="co9" style:family="table-column">
      <style:table-column-properties fo:break-before="auto" style:column-width="2.413cm"/>
    </style:style>
    <style:style style:name="co10" style:family="table-column">
      <style:table-column-properties fo:break-before="auto" style:column-width="2.89983333333333cm"/>
    </style:style>
    <style:style style:name="co11" style:family="table-column">
      <style:table-column-properties fo:break-before="auto" style:column-width="1.397cm"/>
    </style:style>
    <style:style style:name="co12" style:family="table-column">
      <style:table-column-properties fo:break-before="auto" style:column-width="2.05316666666667cm"/>
    </style:style>
    <style:style style:name="co13" style:family="table-column">
      <style:table-column-properties fo:break-before="auto" style:column-width="2.75166666666667cm"/>
    </style:style>
    <style:style style:name="co14" style:family="table-column">
      <style:table-column-properties fo:break-before="auto" style:column-width="19.1135cm"/>
    </style:style>
    <style:style style:name="co15" style:family="table-column">
      <style:table-column-properties fo:break-before="auto" style:column-width="2.667cm"/>
    </style:style>
    <style:style style:name="co16" style:family="table-column">
      <style:table-column-properties fo:break-before="auto" style:column-width="11.5993333333333cm"/>
    </style:style>
    <style:style style:name="co17" style:family="table-column">
      <style:table-column-properties fo:break-before="auto" style:column-width="3.59833333333333cm"/>
    </style:style>
    <style:style style:name="co18" style:family="table-column">
      <style:table-column-properties fo:break-before="auto" style:column-width="3.19616666666667cm"/>
    </style:style>
    <style:style style:name="co19" style:family="table-column">
      <style:table-column-properties fo:break-before="auto" style:column-width="19.4521666666667cm"/>
    </style:style>
    <style:style style:name="co20" style:family="table-column">
      <style:table-column-properties fo:break-before="auto" style:column-width="4.36033333333333cm"/>
    </style:style>
    <style:style style:name="co21" style:family="table-column">
      <style:table-column-properties fo:break-before="auto" style:column-width="5.50333333333333cm"/>
    </style:style>
    <style:style style:name="co22" style:family="table-column">
      <style:table-column-properties fo:break-before="auto" style:column-width="5.41866666666667cm"/>
    </style:style>
    <style:style style:name="co23" style:family="table-column">
      <style:table-column-properties fo:break-before="auto" style:column-width="5.08cm"/>
    </style:style>
    <style:style style:name="co24" style:family="table-column">
      <style:table-column-properties fo:break-before="auto" style:column-width="4.93183333333333cm"/>
    </style:style>
    <style:style style:name="co25" style:family="table-column">
      <style:table-column-properties fo:break-before="auto" style:column-width="5.2705cm"/>
    </style:style>
    <style:style style:name="co26" style:family="table-column">
      <style:table-column-properties fo:break-before="auto" style:column-width="4.826cm"/>
    </style:style>
    <style:style style:name="co27" style:family="table-column">
      <style:table-column-properties fo:break-before="auto" style:column-width="9.94833333333333cm"/>
    </style:style>
    <style:style style:name="co28" style:family="table-column">
      <style:table-column-properties fo:break-before="auto" style:column-width="1.98966666666667cm"/>
    </style:style>
    <style:style style:name="co29" style:family="table-column">
      <style:table-column-properties fo:break-before="auto" style:column-width="12.7cm"/>
    </style:style>
    <style:style style:name="co30" style:family="table-column">
      <style:table-column-properties fo:break-before="auto" style:column-width="5.43983333333333cm"/>
    </style:style>
    <style:style style:name="co31" style:family="table-column">
      <style:table-column-properties fo:break-before="auto" style:column-width="5.86316666666667cm"/>
    </style:style>
    <style:style style:name="co32" style:family="table-column">
      <style:table-column-properties fo:break-before="auto" style:column-width="5.54566666666667cm"/>
    </style:style>
    <style:style style:name="co33" style:family="table-column">
      <style:table-column-properties fo:break-before="auto" style:column-width="16.0866666666667cm"/>
    </style:style>
    <style:style style:name="co34" style:family="table-column">
      <style:table-column-properties fo:break-before="auto" style:column-width="4.40266666666667cm"/>
    </style:style>
    <style:style style:name="co35" style:family="table-column">
      <style:table-column-properties fo:break-before="auto" style:column-width="4.08516666666667cm"/>
    </style:style>
    <style:style style:name="co36" style:family="table-column">
      <style:table-column-properties fo:break-before="auto" style:column-width="4.04283333333333cm"/>
    </style:style>
    <style:style style:name="ro1" style:family="table-row">
      <style:table-row-properties style:row-height="13.2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spostas_ao_formulário_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15" table:default-cell-style-name="ce4"/>
        <table:table-column table:style-name="co16" table:default-cell-style-name="ce1"/>
        <table:table-column table:style-name="co17" table:number-columns-repeated="3" table:default-cell-style-name="ce1"/>
        <table:table-column table:style-name="co18" table:default-cell-style-name="ce1"/>
        <table:table-column table:style-name="co19" table:default-cell-style-name="ce1"/>
        <table:table-column table:style-name="co17" table:number-columns-repeated="4" table:default-cell-style-name="ce1"/>
        <table:table-column table:style-name="co20" table:default-cell-style-name="ce1"/>
        <table:table-column table:style-name="co17"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24" table:default-cell-style-name="ce1"/>
        <table:table-column table:style-name="co15" table:default-cell-style-name="ce1"/>
        <table:table-column table:style-name="co32" table:default-cell-style-name="ce1"/>
        <table:table-column table:style-name="co33" table:default-cell-style-name="ce1"/>
        <table:table-column table:style-name="co34" table:default-cell-style-name="ce1"/>
        <table:table-column table:style-name="co23" table:default-cell-style-name="ce1"/>
        <table:table-column table:style-name="co17" table:number-columns-repeated="4" table:default-cell-style-name="ce1"/>
        <table:table-column table:style-name="co35" table:default-cell-style-name="ce1"/>
        <table:table-column table:style-name="co36" table:default-cell-style-name="ce1"/>
        <table:table-column table:style-name="co17" table:number-columns-repeated="7" table:default-cell-style-name="ce1"/>
        <table:table-column table:style-name="co9" table:number-columns-repeated="16326" table:default-cell-style-name="ce1"/>
        <table:table-row table:style-name="ro1">
          <table:table-cell office:value-type="string" table:style-name="ce3">
            <text:p>data/hora</text:p>
          </table:table-cell>
          <table:table-cell office:value-type="string" table:style-name="ce2">
            <text:p>idade</text:p>
          </table:table-cell>
          <table:table-cell office:value-type="string" table:style-name="ce2">
            <text:p>genero</text:p>
          </table:table-cell>
          <table:table-cell office:value-type="string" table:style-name="ce2">
            <text:p>situacao_conjugal</text:p>
          </table:table-cell>
          <table:table-cell office:value-type="string" table:style-name="ce2">
            <text:p>situacao_empregaticia</text:p>
          </table:table-cell>
          <table:table-cell office:value-type="string" table:style-name="ce2">
            <text:p>estado_reside</text:p>
          </table:table-cell>
          <table:table-cell office:value-type="string" table:style-name="ce2">
            <text:p>ies</text:p>
          </table:table-cell>
          <table:table-cell office:value-type="string" table:style-name="ce2">
            <text:p>nome_curso</text:p>
          </table:table-cell>
          <table:table-cell office:value-type="string" table:style-name="ce2">
            <text:p>nivel_ensino</text:p>
          </table:table-cell>
          <table:table-cell office:value-type="string" table:style-name="ce3">
            <text:p>data_inicio_ curso</text:p>
          </table:table-cell>
          <table:table-cell office:value-type="string" table:style-name="ce2">
            <text:p>tipo_ies</text:p>
          </table:table-cell>
          <table:table-cell office:value-type="string" table:style-name="ce2">
            <text:p>local_estudante</text:p>
          </table:table-cell>
          <table:table-cell office:value-type="string" table:style-name="ce2">
            <text:p>migrou_virtual</text:p>
          </table:table-cell>
          <table:table-cell office:value-type="string" table:style-name="ce2">
            <text:p>ies_fechou_dorm</text:p>
          </table:table-cell>
          <table:table-cell office:value-type="string" table:style-name="ce2">
            <text:p>situação_durante_pandemia</text:p>
          </table:table-cell>
          <table:table-cell office:value-type="string" table:style-name="ce3">
            <text:p>data_fechamento</text:p>
          </table:table-cell>
          <table:table-cell office:value-type="string" table:style-name="ce2">
            <text:p>residencia_atual</text:p>
          </table:table-cell>
          <table:table-cell office:value-type="string" table:style-name="ce2">
            <text:p>moradia_atual_permanente</text:p>
          </table:table-cell>
          <table:table-cell office:value-type="string" table:style-name="ce2">
            <text:p>morando_ com</text:p>
          </table:table-cell>
          <table:table-cell office:value-type="string" table:style-name="ce2">
            <text:p><text:s/>convive_risco_relevante</text:p>
          </table:table-cell>
          <table:table-cell office:value-type="string" table:style-name="ce2">
            <text:p>quarentena_imposta</text:p>
          </table:table-cell>
          <table:table-cell office:value-type="string" table:style-name="ce2">
            <text:p>vivenciou</text:p>
          </table:table-cell>
          <table:table-cell office:value-type="string" table:style-name="ce2">
            <text:p>acesso_servicos_saude</text:p>
          </table:table-cell>
          <table:table-cell office:value-type="string" table:style-name="ce2">
            <text:p>acesso_internet</text:p>
          </table:table-cell>
          <table:table-cell office:value-type="string" table:style-name="ce2">
            <text:p>capacidade_prosseguir_estudos</text:p>
          </table:table-cell>
          <table:table-cell office:value-type="string" table:style-name="ce2">
            <text:p>capacidade_ socializacao<text:s/></text:p>
          </table:table-cell>
          <table:table-cell office:value-type="string" table:style-name="ce2">
            <text:p>bem-estar_psicologico</text:p>
          </table:table-cell>
          <table:table-cell office:value-type="string" table:style-name="ce2">
            <text:p>qualidade_de_vida</text:p>
          </table:table-cell>
          <table:table-cell office:value-type="string" table:style-name="ce2">
            <text:p>aulas_durante_pandemia</text:p>
          </table:table-cell>
          <table:table-cell office:value-type="string" table:style-name="ce2">
            <text:p>acesso_professores</text:p>
          </table:table-cell>
          <table:table-cell office:value-type="string" table:style-name="ce2">
            <text:p>acesso_infra_ies</text:p>
          </table:table-cell>
          <table:table-cell office:value-type="string" table:style-name="ce2">
            <text:p>espaco_físico</text:p>
          </table:table-cell>
          <table:table-cell office:value-type="string" table:style-name="ce2">
            <text:p>disposicao_atividades</text:p>
          </table:table-cell>
          <table:table-cell office:value-type="string" table:style-name="ce2">
            <text:p>desempenho_escolar</text:p>
          </table:table-cell>
          <table:table-cell office:value-type="string" table:style-name="ce2">
            <text:p>ies_reinicio</text:p>
          </table:table-cell>
          <table:table-cell office:value-type="string" table:style-name="ce2">
            <text:p>data_reinico</text:p>
          </table:table-cell>
          <table:table-cell office:value-type="string" table:style-name="ce2">
            <text:p>vacinado</text:p>
          </table:table-cell>
          <table:table-cell office:value-type="string" table:style-name="ce2">
            <text:p>dificuldades_academicas</text:p>
          </table:table-cell>
          <table:table-cell office:value-type="string" table:style-name="ce2">
            <text:p>despesas</text:p>
          </table:table-cell>
          <table:table-cell office:value-type="string" table:style-name="ce2">
            <text:p>renda_financeira</text:p>
          </table:table-cell>
          <table:table-cell office:value-type="string" table:style-name="ce2">
            <text:p>ajuda_financeira</text:p>
          </table:table-cell>
          <table:table-cell office:value-type="string" table:style-name="ce2">
            <text:p>nivel_endividamento</text:p>
          </table:table-cell>
          <table:table-cell office:value-type="string" table:style-name="ce2">
            <text:p>despesas_ cresceram</text:p>
          </table:table-cell>
          <table:table-cell office:value-type="string" table:style-name="ce2">
            <text:p>dificuldades_financeiras</text:p>
          </table:table-cell>
          <table:table-cell office:value-type="string" table:style-name="ce2">
            <text:p><text:s/>decisao_fechar</text:p>
          </table:table-cell>
          <table:table-cell office:value-type="string" table:style-name="ce2">
            <text:p>ies_positivo</text:p>
          </table:table-cell>
          <table:table-cell office:value-type="string" table:style-name="ce2">
            <text:p>ies_ melhorar</text:p>
          </table:table-cell>
          <table:table-cell office:value-type="string" table:style-name="ce2">
            <text:p>ies_ajudar</text:p>
          </table:table-cell>
          <table:table-cell office:value-type="string" table:style-name="ce2">
            <text:p>nivel_ansiedade</text:p>
          </table:table-cell>
          <table:table-cell office:value-type="string" table:style-name="ce2">
            <text:p>ansiedade_planejamento</text:p>
          </table:table-cell>
          <table:table-cell office:value-type="string" table:style-name="ce2">
            <text:p>ansiedade_longo_prazo</text:p>
          </table:table-cell>
          <table:table-cell office:value-type="string" table:style-name="ce2">
            <text:p>detalhes_finais</text:p>
          </table:table-cell>
          <table:table-cell table:number-columns-repeated="16332"/>
        </table:table-row>
        <table:table-row table:style-name="ro2">
          <table:table-cell office:value-type="date" office:date-value="2021-04-22T18:32:15" table:style-name="ce3">
            <text:p>22/04/2021</text:p>
          </table:table-cell>
          <table:table-cell office:value-type="float" office:value="21" table:style-name="ce2">
            <text:p>21</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Bacharelado em Sistemas de Informação<text:s/></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ou</text:p>
          </table:table-cell>
          <table:table-cell office:value-type="string" table:style-name="ce2">
            <text:p>Melhorou</text:p>
          </table:table-cell>
          <table:table-cell table:style-name="ce1"/>
          <table:table-cell office:value-type="string" table:style-name="ce2">
            <text:p>Piorou</text:p>
          </table:table-cell>
          <table:table-cell office:value-type="string" table:style-name="ce2">
            <text:p>É mais ou menos o mesmo</text:p>
          </table:table-cell>
          <table:table-cell office:value-type="string" table:style-name="ce2">
            <text:p>Aumentou</text:p>
          </table:table-cell>
          <table:table-cell table:number-columns-repeated="4" table:style-name="ce1"/>
          <table:table-cell office:value-type="string" table:style-name="ce2">
            <text:p>São mais ou menos os mesmos</text:p>
          </table:table-cell>
          <table:table-cell office:value-type="string" table:style-name="ce2">
            <text:p>Diminuiu</text:p>
          </table:table-cell>
          <table:table-cell office:value-type="string" table:style-name="ce2">
            <text:p>Não</text:p>
          </table:table-cell>
          <table:table-cell office:value-type="string" table:style-name="ce2">
            <text:p>S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office:value-type="string" table:style-name="ce2">
            <text:p>Reconheço que minha instituição foi muito receptiva a dificuldade e dúvidas que os alunos tiveram ao longo do processo.</text:p>
          </table:table-cell>
          <table:table-cell office:value-type="string" table:style-name="ce2">
            <text:p>Gostaria que a instituição tivesse feito mais reuniões de apoio se necessário, para repassar a situação da universidade em relação aos prazos, retorno às aulas e etc.</text:p>
          </table:table-cell>
          <table:table-cell office:value-type="string" table:style-name="ce2">
            <text:p>Além do que foi feito, ajudaria muito se a instituição tornasse obrigatório a gravação das aulas, visto que alguns professores são contra a gravação, e acabam dificultando a aprendizagem caso tenhamos alguma dúvida, com o vídeo o processo de estudo se facilita.</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1-04-22T22:02:55" table:style-name="ce3">
            <text:p>22/04/2021</text:p>
          </table:table-cell>
          <table:table-cell office:value-type="float" office:value="25" table:style-name="ce2">
            <text:p>25</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Fundação Getúlio Vargas</text:p>
          </table:table-cell>
          <table:table-cell office:value-type="string" table:style-name="ce2">
            <text:p>Pós-Graduação em Administração de Empresas</text:p>
          </table:table-cell>
          <table:table-cell office:value-type="string" table:style-name="ce2">
            <text:p>Mestrado</text:p>
          </table:table-cell>
          <table:table-cell table:style-name="ce4"/>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5T00:00:00" table:style-name="ce3">
            <text:p>15/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ou</text:p>
          </table:table-cell>
          <table:table-cell office:value-type="string" table:style-name="ce2">
            <text:p>Está mais ou menos o mesmo</text:p>
          </table:table-cell>
          <table:table-cell table:style-name="ce1"/>
          <table:table-cell office:value-type="string" table:style-name="ce2">
            <text:p>Melhorou</text:p>
          </table:table-cell>
          <table:table-cell office:value-type="string" table:style-name="ce2">
            <text:p>Aumentou</text:p>
          </table:table-cell>
          <table:table-cell office:value-type="string" table:style-name="ce2">
            <text:p>Está mais ou menos o mesmo</text:p>
          </table:table-cell>
          <table:table-cell table:number-columns-repeated="3" table:style-name="ce1"/>
          <table:table-cell office:value-type="string" table:style-name="ce2">
            <text:p>Não presenciei a alteração de dinâmica durante o curso (ingressei em 2021 na instituição), porém acredito que a produtividade aumentou. Atualmente tenho mais tempo focado na realização das tarefas que anteriormente.</text:p>
          </table:table-cell>
          <table:table-cell office:value-type="string" table:style-name="ce2">
            <text:p>Diminuiram</text:p>
          </table:table-cell>
          <table:table-cell office:value-type="string" table:style-name="ce2">
            <text:p>Aumentou</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uguel, Internet, Alimentação</text:p>
          </table:table-cell>
          <table:table-cell office:value-type="string" table:style-name="ce2">
            <text:p>Ao passo que os gastos de entretenimento caíram drasticamente, os produtos de bens de consumo aumentaram significantemente.</text:p>
          </table:table-cell>
          <table:table-cell office:value-type="string" table:style-name="ce2">
            <text:p>De forma oportuna e prudente</text:p>
          </table:table-cell>
          <table:table-cell office:value-type="string" table:style-name="ce2">
            <text:p>Acredito que a instituição está sabendo lidar bem com a nova dinâmica das aulas e, além disso, está respondendo bem em facilitar acesso a livros e materiais do curso.<text:s/></text:p>
          </table:table-cell>
          <table:table-cell office:value-type="string" table:style-name="ce2">
            <text:p>Gostaria que minha instituição utilizasse mais de espaços virtuais para troca de experiência <text:s/>entre pessoas de diferentes cursos.</text:p>
          </table:table-cell>
          <table:table-cell office:value-type="string" table:style-name="ce2">
            <text:p>Ajudaria se a instituição disponibilizasse o retorno híbrido após melhora da pandemia.</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Reconhecendo o privilégio de poder trabalhar e estudar da minha casa, acredito que a pandemia impactou pouco meu cotidiano em questões econômicas ou de saúde. Uma observação possível é que a utilização do tempo melhorou. Mais atividades podem ser realizadas ao mesmo momento. Por outro lado, aspectos como distanciamento social e <text:s/>incertezas sobre os meses futuros impactaram diretamente o psicológico.</text:p>
          </table:table-cell>
          <table:table-cell table:number-columns-repeated="16332"/>
        </table:table-row>
        <table:table-row table:style-name="ro2">
          <table:table-cell office:value-type="date" office:date-value="2021-04-26T14:37:31" table:style-name="ce3">
            <text:p>26/04/2021</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0-03-01T00:00:00" table:style-name="ce3">
            <text:p>01/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Está/É mais ou menos o mesmo</text:p>
          </table:table-cell>
          <table:table-cell office:value-type="string" table:style-name="ce2">
            <text:p>Melhorou</text:p>
          </table:table-cell>
          <table:table-cell table:style-name="ce1"/>
          <table:table-cell office:value-type="string" table:style-name="ce2">
            <text:p>Melhorou</text:p>
          </table:table-cell>
          <table:table-cell office:value-type="string" table:style-name="ce2">
            <text:p>É mais ou menos o mesmo</text:p>
          </table:table-cell>
          <table:table-cell office:value-type="string" table:style-name="ce2">
            <text:p>Está mais ou menos o mesmo</text:p>
          </table:table-cell>
          <table:table-cell table:number-columns-repeated="4"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São mais ou menos as mesmas</text:p>
          </table:table-cell>
          <table:table-cell office:value-type="string" table:style-name="ce2">
            <text:p>Alimentação, Outras (por favor, complemente):</text:p>
          </table:table-cell>
          <table:table-cell office:value-type="string" table:style-name="ce2">
            <text:p>Equipamentos como computador, web cam, microfone</text:p>
          </table:table-cell>
          <table:table-cell office:value-type="string" table:style-name="ce2">
            <text:p>De forma oportuna e prudente</text:p>
          </table:table-cell>
          <table:table-cell office:value-type="string" table:style-name="ce2">
            <text:p>migração para o ambiente virtual de forma responsável e coerente com o momento. Criou possibilidades de conexão com os professores de forma rápida e prática.</text:p>
          </table:table-cell>
          <table:table-cell office:value-type="string" table:style-name="ce2">
            <text:p>uma reunião remota com os alunos por curso, com orientações.</text:p>
          </table:table-cell>
          <table:table-cell office:value-type="string" table:style-name="ce2">
            <text:p>trabalhasse com prazos mais flexíveis de entregas e conclusõ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1">
          <table:table-cell office:value-type="date" office:date-value="2021-05-21T15:20:31" table:style-name="ce3">
            <text:p>21/05/2021</text:p>
          </table:table-cell>
          <table:table-cell office:value-type="float" office:value="40" table:style-name="ce2">
            <text:p>40</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17-04-17T00:00:00" table:style-name="ce3">
            <text:p>17/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Está/É mais ou menos o mesmo</text:p>
          </table:table-cell>
          <table:table-cell office:value-type="string" table:style-name="ce2">
            <text:p>Melhorou</text:p>
          </table:table-cell>
          <table:table-cell table:style-name="ce1"/>
          <table:table-cell office:value-type="string" table:style-name="ce2">
            <text:p>É mais ou menos o mesmo</text:p>
          </table:table-cell>
          <table:table-cell office:value-type="string" table:style-name="ce2">
            <text:p>Diminuiu</text:p>
          </table:table-cell>
          <table:table-cell office:value-type="string" table:style-name="ce2">
            <text:p>Está mais ou menos o mesmo</text:p>
          </table:table-cell>
          <table:table-cell table:number-columns-repeated="4"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S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Disposição dos professores on-line</text:p>
          </table:table-cell>
          <table:table-cell office:value-type="string" table:style-name="ce2">
            <text:p>Nada a declarar</text:p>
          </table:table-cell>
          <table:table-cell office:value-type="string" table:style-name="ce2">
            <text:p>Sem sugestão</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1">
          <table:table-cell office:value-type="date" office:date-value="2021-10-21T08:23:55" table:style-name="ce3">
            <text:p>21/10/2021</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Bacharelado em Ciências da Computação</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Está/É mais ou menos o mesmo</text:p>
          </table:table-cell>
          <table:table-cell office:value-type="string" table:style-name="ce2">
            <text:p>Piorou</text:p>
          </table:table-cell>
          <table:table-cell office:value-type="string" table:style-name="ce2">
            <text:p>Piorou</text:p>
          </table:table-cell>
          <table:table-cell office:value-type="string" table:style-name="ce2">
            <text:p>É mais ou menos o mesmo</text:p>
          </table:table-cell>
          <table:table-cell office:value-type="string" table:style-name="ce2">
            <text:p>É mais ou menos o mesmo</text:p>
          </table:table-cell>
          <table:table-cell office:value-type="string" table:style-name="ce2">
            <text:p>Está mais ou menos o mesmo</text:p>
          </table:table-cell>
          <table:table-cell office:value-type="string" table:style-name="ce2">
            <text:p>Não, ainda não retornou nenhuma atividade presencial</text:p>
          </table:table-cell>
          <table:table-cell table:style-name="ce1"/>
          <table:table-cell office:value-type="string" table:style-name="ce2">
            <text:p>Sim, completamente vacinado com duas doses ou com vacina de dose única</text:p>
          </table:table-cell>
          <table:table-cell office:value-type="string" table:style-name="ce2">
            <text:p>Alguns professores, que prefiro não mencionar, não se encontram disponíveis para consulta. Isto é, não permitiram/permitem perguntas durante suas aulas síncronas e não estão disponíveis para consulta fora delas. Ou seja, não é possível sanar dúvidas de suas matérias diretamente sendo necessário buscar respostas independentemente. Entendo que a capacidade de estudar independentemente seja importante mas isso não significa que os professores possam simplesmente ignorar as dúvidas dos alunos sobre as matérias que lecionam. Fora isso, alguns colegas possuem dificuldades decorrentes de má disponibilidade de internet. Sendo incapazes, por exemplo, de manterem-se conectados por 4 horas consecutivas às aulas síncronas.</text:p>
          </table:table-cell>
          <table:table-cell office:value-type="string" table:style-name="ce2">
            <text:p>São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São mais ou menos as mesmas</text:p>
          </table:table-cell>
          <table:table-cell office:value-type="string" table:style-name="ce2">
            <text:p>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Sinto falta de um sistema para avaliar professores. Não apenas por causa das aulas remotas causadas pela pandemia mas também para uso durante aulas presenciais. Como disse previamente, alguns professores simplesmente ignoram dúvidas dos alunos e isso somado à aulas ruins gera um maus aprendizado e relação entre professor e alunos. Com sistema de avaliação, digo algum método de nós, alunos, apontarmos falhas dos professores como indisponibilidade injustificada, má didática e problemas com seu comportamento, poderíamos expressar isso à instituição. Por exemplo, no semestre passado um professor tinha a mania de apelidar os alunos e se referir a eles assim pelo semestre apesar de nossas reclamações. Eu era o "testudo" e um colega meu era o "narigudo", por exemplo. Eu não acho aceitável que um professor dê apelide alunos sem o consentimento dos próprios alunos.</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1">
          <table:table-cell office:value-type="date" office:date-value="2022-03-25T10:24:34" table:style-name="ce3">
            <text:p>25/03/2022</text:p>
          </table:table-cell>
          <table:table-cell office:value-type="float" office:value="26" table:style-name="ce2">
            <text:p>26</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Ciência de Materiais</text:p>
          </table:table-cell>
          <table:table-cell office:value-type="string" table:style-name="ce2">
            <text:p>Doutorado</text:p>
          </table:table-cell>
          <table:table-cell office:value-type="date" office:date-value="2018-03-10T00:00:00" table:style-name="ce3">
            <text:p>10/03/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3-25T13:43:19" table:style-name="ce3">
            <text:p>25/03/2022</text:p>
          </table:table-cell>
          <table:table-cell office:value-type="float" office:value="22" table:style-name="ce2">
            <text:p>22</text:p>
          </table:table-cell>
          <table:table-cell office:value-type="string" table:style-name="ce2">
            <text:p>Femin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 Bauru</text:p>
          </table:table-cell>
          <table:table-cell office:value-type="string" table:style-name="ce2">
            <text:p>Licenciatura em matemát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imentação</text:p>
          </table:table-cell>
          <table:table-cell table:style-name="ce1"/>
          <table:table-cell office:value-type="string" table:style-name="ce2">
            <text:p>De forma oportuna e prudente</text:p>
          </table:table-cell>
          <table:table-cell office:value-type="string" table:style-name="ce2">
            <text:p>Uso de máscara e álcool em gel<text:s/></text:p>
          </table:table-cell>
          <table:table-cell table:number-columns-repeated="2"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14:28:21" table:style-name="ce3">
            <text:p>25/03/2022</text:p>
          </table:table-cell>
          <table:table-cell office:value-type="float" office:value="37" table:style-name="ce2">
            <text:p>37</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Ciência da Computação</text:p>
          </table:table-cell>
          <table:table-cell office:value-type="string" table:style-name="ce2">
            <text:p>Mestrado</text:p>
          </table:table-cell>
          <table:table-cell office:value-type="date" office:date-value="2020-03-09T00:00:00" table:style-name="ce3">
            <text:p>09/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fechamento da creche (CCI) da Unesp atrapalhou o andamento dos estudos em casa, pois uma criança de 3 anos requer muita a atenção dos pais. A criança não entende que os pais não podem brincar com ela naquele momento porque estão estudando ou trabalhando em home office.</text:p>
          </table:table-cell>
          <table:table-cell office:value-type="date" office:date-value="2020-03-24T00:00:00" table:style-name="ce3">
            <text:p>24/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0-03-06T00:00:00" table:style-name="ce3">
            <text:p>06/03/2020</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Seguiu as orientações sanitárias estabelecidas pelo comitê de saúde responsável.</text:p>
          </table:table-cell>
          <table:table-cell table:number-columns-repeated="2" table:style-name="ce1"/>
          <table:table-cell office:value-type="string" table:style-name="ce2">
            <text:p>Muito 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Moro com minha família em um apartamento com cerca de 40 m2 de área útil. Somos um casal de adultos mais uma criança que começou a pandemia 2 anos, fez seu aniversário de 3 e logo completará 4. Todos em casa tivemos COVID-19, foi antes de surgirem as vacinas, felizmente ficamos todos bem.<text:s/></text:p>
            <text:p/>
            <text:p>O mais difícil da pandemia foi conciliar a vida profissional, vida acadêmica e vida de pais, pois crianças nesta idade não tem maturidade para entender a situação em que nos encontramos, nem os sacrifícios que precisamos fazer.<text:s/></text:p>
          </table:table-cell>
          <table:table-cell table:number-columns-repeated="16332"/>
        </table:table-row>
        <table:table-row table:style-name="ro2">
          <table:table-cell office:value-type="date" office:date-value="2022-03-25T14:38:26" table:style-name="ce3">
            <text:p>25/03/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Mestrado</text:p>
          </table:table-cell>
          <table:table-cell office:value-type="date" office:date-value="2019-03-01T00:00:00" table:style-name="ce3">
            <text:p>0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todo atendimento e aulas se tornaram virtuais</text:p>
          </table:table-cell>
          <table:table-cell office:value-type="date" office:date-value="2020-05-01T00:00:00" table:style-name="ce3">
            <text:p>01/05/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Toda minha familia pegou a covid. O fechamento da sociedade prejudicou a saúde mental e a mobilidade e acesso aos ambientes culturais e atividade física, isso prejudicou muito o bem-estar e saúde, tanto física quanto mental.</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text:p>
          </table:table-cell>
          <table:table-cell office:value-type="string" table:style-name="ce2">
            <text:p>x</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imentação</text:p>
          </table:table-cell>
          <table:table-cell office:value-type="string" table:style-name="ce2">
            <text:p>durante a pandemia eu perdi trabalhos, em razão do fechamento comercial e financeiro pelo Estado, que consequentemente reduziu a renda mensal e como alternativa desta redução, também reduzi as despesas e usei parte da reserva financeira.</text:p>
          </table:table-cell>
          <table:table-cell office:value-type="string" table:style-name="ce2">
            <text:p>De forma oportuna e prudente</text:p>
          </table:table-cell>
          <table:table-cell office:value-type="string" table:style-name="ce2">
            <text:p>não tem a opção ideal para mim, mas seria que não deveria fechar, por um tempo tão longo (quase 2 anos).</text:p>
          </table:table-cell>
          <table:table-cell office:value-type="string" table:style-name="ce2">
            <text:p>ter aberto as aulas presenciais bem antes.</text:p>
          </table:table-cell>
          <table:table-cell office:value-type="string" table:style-name="ce2">
            <text:p>x</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23:37:05" table:style-name="ce3">
            <text:p>25/03/2022</text:p>
          </table:table-cell>
          <table:table-cell office:value-type="float" office:value="55" table:style-name="ce2">
            <text:p>55</text:p>
          </table:table-cell>
          <table:table-cell office:value-type="string" table:style-name="ce2">
            <text:p>Feminino</text:p>
          </table:table-cell>
          <table:table-cell office:value-type="string" table:style-name="ce2">
            <text:p>Viúvo(a)</text:p>
          </table:table-cell>
          <table:table-cell office:value-type="string" table:style-name="ce2">
            <text:p>Aposentad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Pós-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Meu ingresso foi em 2022, portanto não tenho vivência academia durante a pandemia.</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posentei-me em 01.02.2020, passei pelo confinamento junto com meu marido. Foram dias difíceis, de pouca ou quase nenhuma convivência social. Mesmo com a 3a. dose da vacina, ainda tenho insegurança sem as máscaras e a volta ao "normal". Infelizmente, em 19.11.2021, meu esposo foi vítima de um atropelador irresponsável e veio a falecer. Desde então conto com acompanhamento psicológico profissional. Em 2022 ingressei como mestranda no Curso de Pós-Graduação. Sinto falta da convivência acadêmica, mas tenho preocupação em me expor ao vírus e as consequências da doença.</text:p>
          </table:table-cell>
          <table:table-cell office:value-type="string" table:style-name="ce2">
            <text:p>Melhoraram</text:p>
          </table:table-cell>
          <table:table-cell office:value-type="string" table:style-name="ce2">
            <text:p>Melhorou</text:p>
          </table:table-cell>
          <table:table-cell office:value-type="string" table:style-name="ce2">
            <text:p>Melhorou</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Não tenho a contribuir.</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Internet, Alimentação, Outras (não relacionadas)</text:p>
          </table:table-cell>
          <table:table-cell office:value-type="string" table:style-name="ce2">
            <text:p>As contas fixas, como água, luz, internet, telefone, plano de saúde, despesas de mercado, impostos (IPCA e IPTU), combustível e o gás de cozinha tiveram aumento substancial, enquanto que o salário recebeu apenas aumento do desconto previdenciário (SPPREV). O valor da pensão sofreu redução de 70%.</text:p>
          </table:table-cell>
          <table:table-cell office:value-type="string" table:style-name="ce2">
            <text:p>De forma oportuna e prudente</text:p>
          </table:table-cell>
          <table:table-cell office:value-type="string" table:style-name="ce2">
            <text:p>Fortaleceu a comunicação com os estudantes, através de email e outras redes sociais.</text:p>
          </table:table-cell>
          <table:table-cell office:value-type="string" table:style-name="ce2">
            <text:p>Meu ingresso foi em 2022, portanto não tenho vivência academia durante a pandemia.</text:p>
          </table:table-cell>
          <table:table-cell office:value-type="string" table:style-name="ce2">
            <text:p>Não tenho nenhuma sugestão.</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enso que ainda não vivemos um momento de vida tranquilidade em relação a COVID19. Os últimos 2 anos foram difíceis, tenho preocupação que os obscurantista anti-vacinas coloquem tudo a perder.<text:s/></text:p>
          </table:table-cell>
          <table:table-cell table:number-columns-repeated="16332"/>
        </table:table-row>
        <table:table-row table:style-name="ro2">
          <table:table-cell office:value-type="date" office:date-value="2022-03-26T09:34:02" table:style-name="ce3">
            <text:p>26/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sicologia<text:s/></text:p>
          </table:table-cell>
          <table:table-cell office:value-type="string" table:style-name="ce2">
            <text:p>Doutorado</text:p>
          </table:table-cell>
          <table:table-cell office:value-type="date" office:date-value="2021-04-01T00:00:00" table:style-name="ce3">
            <text:p>01/04/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Aulas online<text:s/></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Crises de ansiedade<text:s/></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Ficou mais ou menos a mesma</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2-03-01T00:00:00" table:style-name="ce3">
            <text:p>01/03/2022</text:p>
          </table:table-cell>
          <table:table-cell office:value-type="string" table:style-name="ce2">
            <text:p>Sim vacinado com duas doses, com vacina de dose única e dose de reforço</text:p>
          </table:table-cell>
          <table:table-cell office:value-type="string" table:style-name="ce2">
            <text:p>Troca de conhecimento com os colegas<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imentação</text:p>
          </table:table-cell>
          <table:table-cell office:value-type="string" table:style-name="ce2">
            <text:p>Inflação<text:s/></text:p>
          </table:table-cell>
          <table:table-cell office:value-type="string" table:style-name="ce2">
            <text:p>De forma oportuna e prudente</text:p>
          </table:table-cell>
          <table:table-cell office:value-type="string" table:style-name="ce2">
            <text:p>Aulas online<text:s/></text:p>
          </table:table-cell>
          <table:table-cell office:value-type="string" table:style-name="ce2">
            <text:p>Não sei<text:s/></text:p>
          </table:table-cell>
          <table:table-cell office:value-type="string" table:style-name="ce2">
            <text:p>Não sei<text: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1:37:25" table:style-name="ce3">
            <text:p>26/03/2022</text:p>
          </table:table-cell>
          <table:table-cell office:value-type="float" office:value="35" table:style-name="ce2">
            <text:p>35</text:p>
          </table:table-cell>
          <table:table-cell office:value-type="string" table:style-name="ce2">
            <text:p>Femin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Docência Para a Educação Básica</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Muito 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O que tinha de conhecimento no momento.</text:p>
          </table:table-cell>
          <table:table-cell office:value-type="string" table:style-name="ce2">
            <text:p>Tudo que foi disponibilizado foi de grande auxilio.</text:p>
          </table:table-cell>
          <table:table-cell office:value-type="string" table:style-name="ce2">
            <text:p>Tudo foi bem planejado e executado.</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2:18:12" table:style-name="ce3">
            <text:p>26/03/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com vínculo empregatício</text:p>
          </table:table-cell>
          <table:table-cell office:value-type="string" table:style-name="ce2">
            <text:p>SP</text:p>
          </table:table-cell>
          <table:table-cell office:value-type="string" table:style-name="ce2">
            <text:p>UNESP Bauru</text:p>
          </table:table-cell>
          <table:table-cell office:value-type="string" table:style-name="ce2">
            <text:p>Licenciatura em Física</text:p>
          </table:table-cell>
          <table:table-cell office:value-type="string" table:style-name="ce2">
            <text:p>Graduação</text:p>
          </table:table-cell>
          <table:table-cell office:value-type="date" office:date-value="2016-03-01T00:00:00" table:style-name="ce3">
            <text:p>01/03/2016</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Sou da cidade de minha instituição, mas me mudei para outra cidade durante a pandemia.</text:p>
          </table:table-cell>
          <table:table-cell office:value-type="string" table:style-name="ce3">
            <text:p>1/1/0001</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O acesso a saúde e a internet em meu caso sempre foi satisfatório. Minha situação emocional, contudo, foi sensivelmente afetada neste momento.</text:p>
          </table:table-cell>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Minhas dificuldades acadêmicas teriam ocorrido independentemente da pandemia, porém, elas foram potencializadas devido ao ensino remoto e poderiam ter sido diagnosticadas com maior agilidade no ensino presencial.<text:s/></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text:p>
          </table:table-cell>
          <table:table-cell office:value-type="string" table:style-name="ce2">
            <text:p>Apesar de não possuir uma grande renda própria, minha família possui uma boa estabilidade financeira, por isso não tenho problemas de natureza financeira.</text:p>
          </table:table-cell>
          <table:table-cell office:value-type="string" table:style-name="ce2">
            <text:p>De forma oportuna e prudente</text:p>
          </table:table-cell>
          <table:table-cell office:value-type="string" table:style-name="ce2">
            <text:p>Forneceu equipamentos aos alunos que não tinham acesso, permitiu uma maior flexibilização no trancamento e suspensão de matrículas, permitiu o acesso a acervos virtuais, estendeu prazos de empréstimo de livros da biblioteca, forneceu diretrizes para os professores sobre o modo como proceder e manteve canais de comunicação e divulgação sobre a situação no campus.</text:p>
          </table:table-cell>
          <table:table-cell office:value-type="string" table:style-name="ce2">
            <text:p>Acredito que a instituição tomou boas ações; provavelmente, o meu curso em específico poderia ter sido um pouco mais ágil no começo da pandemia (ainda que a continuidade das atividades no ensino remoto tenha ocorrido rapidamente já que em menos de um mês já havia professores dando continuidade aos seus conteúdos). Alguns professores demoraram muito mais para conseguir retomar as aulas, o que culminou em um calendário de disciplinas caótico.</text:p>
          </table:table-cell>
          <table:table-cell office:value-type="string" table:style-name="ce2">
            <text:p>Não, sinto que a instituição tomou boas açõ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Não tenho nada mais a declarar. Uma de minhas dificuldades foi em relação ao meu trabalho de conclusão de curso, no qual eu também fiz uso de um formulário. O agravamento de minha saúde emocional se deve também em parte ao TCC, não somente pelo que o TCC representa, mas pela dificuldade que foi de conseguir coletar respostas. Espero que este formulário seja bem sucedido. Boa sorte.</text:p>
          </table:table-cell>
          <table:table-cell table:number-columns-repeated="16332"/>
        </table:table-row>
        <table:table-row table:style-name="ro2">
          <table:table-cell office:value-type="date" office:date-value="2022-03-27T11:38:43" table:style-name="ce3">
            <text:p>27/03/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culdades Integradas de Jahu</text:p>
          </table:table-cell>
          <table:table-cell office:value-type="string" table:style-name="ce2">
            <text:p>Psicologia</text:p>
          </table:table-cell>
          <table:table-cell office:value-type="string" table:style-name="ce2">
            <text:p>Graduação</text:p>
          </table:table-cell>
          <table:table-cell office:value-type="date" office:date-value="2018-02-02T00:00:00" table:style-name="ce3">
            <text:p>02/02/2018</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No início da pandemia as aulas eram por meio de materiais postados e realização de trabalhos, após isso migrou para as aulas síncronas, depois hibridas, até voltar presencialmente. Os estágios obrigatórios da grade, puderam ser feitos online com a autorização do Conselho Federal de Psicologia, mas iniciaram atrasados até esperar essa autorizaçã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07T00:00:00" table:style-name="ce3">
            <text:p>07/02/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16:14:28" table:style-name="ce3">
            <text:p>27/03/2022</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sicologi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As aulas passaram a ser on line</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Melhorou</text:p>
          </table:table-cell>
          <table:table-cell office:value-type="string" table:style-name="ce2">
            <text:p>Ficou mais ou menos a mesma</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Falta de convívio pessoal e aprofundado com alunos e professores. Falta de cumplicidade, proximidade física e construção de vínculos de amizade.</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uguel, Internet, Alimentação</text:p>
          </table:table-cell>
          <table:table-cell table:style-name="ce1"/>
          <table:table-cell office:value-type="string" table:style-name="ce2">
            <text:p>De forma oportuna e prudente</text:p>
          </table:table-cell>
          <table:table-cell office:value-type="string" table:style-name="ce2">
            <text:p>aulas on line disponibilizando textos e orientações diversas na plataforma do classroom</text:p>
          </table:table-cell>
          <table:table-cell table:number-columns-repeated="2" table:style-name="ce1"/>
          <table:table-cell office:value-type="string" table:style-name="ce2">
            <text:p>Muito 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2:06:15" table:style-name="ce3">
            <text:p>27/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Doutorado</text:p>
          </table:table-cell>
          <table:table-cell office:value-type="date" office:date-value="2022-01-19T00:00:00" table:style-name="ce3">
            <text:p>19/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Ajustes necessários à manutenção dos serviços, sem que houvesse riscos desnecessários à saúde de todos.</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3:26:13" table:style-name="ce3">
            <text:p>27/03/2022</text:p>
          </table:table-cell>
          <table:table-cell office:value-type="float" office:value="19" table:style-name="ce2">
            <text:p>19</text:p>
          </table:table-cell>
          <table:table-cell office:value-type="string" table:style-name="ce2">
            <text:p>Transgênero/Transexual</text:p>
          </table:table-cell>
          <table:table-cell office:value-type="string" table:style-name="ce2">
            <text:p>Solteiro(a)</text:p>
          </table:table-cell>
          <table:table-cell office:value-type="string" table:style-name="ce2">
            <text:p>tatuador autônomo, mas conto com ajuda dos pais</text:p>
          </table:table-cell>
          <table:table-cell office:value-type="string" table:style-name="ce2">
            <text:p>SP</text:p>
          </table:table-cell>
          <table:table-cell office:value-type="string" table:style-name="ce2">
            <text:p>UNESP Bauru</text:p>
          </table:table-cell>
          <table:table-cell office:value-type="string" table:style-name="ce2">
            <text:p>Psicologia</text:p>
          </table:table-cell>
          <table:table-cell office:value-type="string" table:style-name="ce2">
            <text:p>Graduação</text:p>
          </table:table-cell>
          <table:table-cell office:value-type="date" office:date-value="2021-06-14T00:00:00" table:style-name="ce3">
            <text:p>14/06/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Internet,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8T17:13:07" table:style-name="ce3">
            <text:p>28/03/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Docência Para a Educação Básica</text:p>
          </table:table-cell>
          <table:table-cell office:value-type="string" table:style-name="ce2">
            <text:p>Mestrado</text:p>
          </table:table-cell>
          <table:table-cell office:value-type="date" office:date-value="2022-03-08T00:00:00" table:style-name="ce3">
            <text:p>0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as pessoas se sentiram isoladas e deprimidas durante a pandemia, principalmente no período de isolamento.</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uitas empresas fecharam as portas e alguns cursos que seriam lançados foram cancelados, com isso a renda ficou bem menor.</text:p>
          </table:table-cell>
          <table:table-cell office:value-type="string" table:style-name="ce2">
            <text:p>De forma oportuna e prudente</text:p>
          </table:table-cell>
          <table:table-cell office:value-type="string" table:style-name="ce2">
            <text:p>Positivo, pois fechou no momento do auge da contaminação evitando assim a proliferação pandêmica.</text:p>
          </table:table-cell>
          <table:table-cell office:value-type="string" table:style-name="ce2">
            <text:p>Nada, pois todas providencias foram tomadas de acordo com o que poderiam ter feito de melhor e fizeram de fato.</text:p>
          </table:table-cell>
          <table:table-cell office:value-type="string" table:style-name="ce2">
            <text:p>Plantão de dúvidas a alunos em isolamento</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Berenice Simões</text:p>
          </table:table-cell>
          <table:table-cell table:number-columns-repeated="16332"/>
        </table:table-row>
        <table:table-row table:style-name="ro2">
          <table:table-cell office:value-type="date" office:date-value="2022-03-29T18:27:24" table:style-name="ce3">
            <text:p>29/03/2022</text:p>
          </table:table-cell>
          <table:table-cell office:value-type="float" office:value="25" table:style-name="ce2">
            <text:p>25</text:p>
          </table:table-cell>
          <table:table-cell office:value-type="string" table:style-name="ce2">
            <text:p>Transgênero/Transexual</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Mestrado</text:p>
          </table:table-cell>
          <table:table-cell office:value-type="date" office:date-value="2021-03-20T00:00:00" table:style-name="ce3">
            <text:p>20/03/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table:style-name="ce1"/>
          <table:table-cell office:value-type="date" office:date-value="2020-03-22T00:00:00" table:style-name="ce3">
            <text:p>22/03/2020</text:p>
          </table:table-cell>
          <table:table-cell table:style-name="ce1"/>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text:p>
          </table:table-cell>
          <table:table-cell office:value-type="string" table:style-name="ce2">
            <text:p>Pior do qu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Tenho tido muita dificuldade em retomar a socialização, ainda que eu me esforce muito, parece uma tarefa muito difícil, pois sempre fico muito ansiosa com interações sociais e tenho vivido momentos bem depressivos por me sentir incapaz e com baixo desempenho.</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office:value-type="string" table:style-name="ce2">
            <text:p>Com as aulas online, não me sentia totalmente presente na aula. Parecia que sempre tava dispersa, porque te m ocachorro, a familia, a comida, as noticias de familiares doentes, e muitas coisas que acabam por se sobrepor aos momentos da aula. Além de serem aulas extremamente cansativas, que mais pareciam monólogos, impossível não dar alguns cochilos na frente do notebook. Também não conseguia participar bem das aulas, pois me sinto muito exposta ao falar no mic e camera no Meet. É algo que acabou me retraindo um pouco e tenho sentido muita dificuldade de participar e socializar. Isso tudo tem feito com que eu não me sinta capaz e me desmotive bastante para continuar na pesquisa.<text:s/></text:p>
          </table:table-cell>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Internet, Alimentação, Outras (não relacionadas)</text:p>
          </table:table-cell>
          <table:table-cell table:style-name="ce1"/>
          <table:table-cell office:value-type="string" table:style-name="ce2">
            <text:p>Muito rapidamente</text:p>
          </table:table-cell>
          <table:table-cell office:value-type="string" table:style-name="ce2">
            <text:p>O mínimo que foi ter suspendido as aulas por 30 dias até que se resolvesse como seria, porém pouco foi discutido sobre as especificidades de algumas disciplinas, de práticas e de estágios a desejar. Colocou-se tudo no online com o objetivo de não atrasar os cursos. Isso logicamente tem um preço de formação precária a ser pago.</text:p>
          </table:table-cell>
          <table:table-cell office:value-type="string" table:style-name="ce2">
            <text:p>Planejando melhor como funcionaria cada disciplina no ensino online, de acordo com a especificidade de cada uma, e não ter feito todas da mesma forma como se tivesse transferindo a sala de aula para o computador. A Ufscar, por exemplo, fez um esquema desse que acabou atendendo as especificidades de cada disciplina e de cada curso.<text:s/></text:p>
          </table:table-cell>
          <table:table-cell office:value-type="string" table:style-name="ce2">
            <text:p>Ampliasse prazos de entregas de trabalhos, dissertações, teses. Fornecesse serviço de atendimento psicológico e auxílio aos estudantes de baixa renda que estão desempregados ou desamparados. Além disso, seria ótimo se a Unesp tomasse essa experiência de ensino online durante a pandemia para nunca mais cogitar a conversão da modalidade presencial para a online de alguns cursos.<text: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Não tive covid-19, moro com meus pais que já tem +50 anos. Minha mãe é diabética e hipertensa, meu pai é alcóolatra. Por minha mãe ser grupo de risco, nos trancamos em casa, somente ia eu e meu pai ao mercado a cada 2 semanas. Meu pai se contaminou, porém foi assintomático, descoberto por uma testagem em massa que estava sendo feita em algumas regiões da cidade. Passamos mais de 1 ano totalmente confinados. Isso me trouxe um receio de voltar a sair, tanto pelo medo das variantes do vírus, quanto por não saber mais socializar. Eu sou uma pessoa que desde cedo tenho muitos problemas com comunicação e passei a vida toda superando isso, mas sinto que com a pandemia regredi na socialização. Fico muito ansiosa para ter interações sociais, principalmente, em grupos de estudos, pior ainda no online.<text:s/></text:p>
          </table:table-cell>
          <table:table-cell table:number-columns-repeated="16332"/>
        </table:table-row>
        <table:table-row table:style-name="ro2">
          <table:table-cell office:value-type="date" office:date-value="2022-03-31T09:36:15" table:style-name="ce3">
            <text:p>31/03/2022</text:p>
          </table:table-cell>
          <table:table-cell office:value-type="float" office:value="25" table:style-name="ce2">
            <text:p>25</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ducação Física<text:s/></text:p>
          </table:table-cell>
          <table:table-cell office:value-type="string" table:style-name="ce2">
            <text:p>Graduação</text:p>
          </table:table-cell>
          <table:table-cell office:value-type="date" office:date-value="2017-03-01T00:00:00" table:style-name="ce3">
            <text:p>01/03/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office:value-type="string" table:style-name="ce2">
            <text:p>A faculdade decidiu transformar em aulas online, porém como temos três faculdades na universidade, cada uma começou as aulas em um momento diferente.</text:p>
          </table:table-cell>
          <table:table-cell office:value-type="date" office:date-value="2020-03-15T00:00:00" table:style-name="ce3">
            <text:p>15/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uito pior do que antes</text:p>
          </table:table-cell>
          <table:table-cell office:value-type="string" table:style-name="ce2">
            <text:p>Pior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recisei voltar a fazer terapia e tenho muito mais crises de ansiedade do que antes da pandemia.</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office:value-type="string" table:style-name="ce2">
            <text:p>Meu pai perdeu o emprego, então tudo ficou mais difícil financeiramente<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imentação</text:p>
          </table:table-cell>
          <table:table-cell office:value-type="string" table:style-name="ce2">
            <text:p>A renda diminuiu e o valor das coisas aumentou<text:s/></text:p>
          </table:table-cell>
          <table:table-cell office:value-type="string" table:style-name="ce2">
            <text:p>De forma oportuna e prudente</text:p>
          </table:table-cell>
          <table:table-cell office:value-type="string" table:style-name="ce2">
            <text:p>Manteve aulas, então as coisas não atrasaram tanto.</text:p>
          </table:table-cell>
          <table:table-cell office:value-type="string" table:style-name="ce2">
            <text:p>Melhorado o meio de comunicação com os alunos. Os professores estavam impossíveis de fazer contato.</text:p>
          </table:table-cell>
          <table:table-cell office:value-type="string" table:style-name="ce2">
            <text:p>Melhorasse a comunicação com seus alun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Foi muito ruim. Tive dificuldade enorme de terminar minha graduação. Apenas não tranquei porque precisava me formar o quanto antes para começar a ganhar dinheiro e aliviar o lado dos meus pais.</text:p>
          </table:table-cell>
          <table:table-cell table:number-columns-repeated="16332"/>
        </table:table-row>
        <table:table-row table:style-name="ro2">
          <table:table-cell office:value-type="date" office:date-value="2022-04-18T10:24:43" table:style-name="ce3">
            <text:p>18/04/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ngenharia de Produção<text:s/></text:p>
          </table:table-cell>
          <table:table-cell office:value-type="string" table:style-name="ce2">
            <text:p>Graduação</text:p>
          </table:table-cell>
          <table:table-cell office:value-type="date" office:date-value="2020-02-15T00:00:00" table:style-name="ce3">
            <text:p>15/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6T00:00:00" table:style-name="ce3">
            <text:p>16/03/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text:p>
          </table:table-cell>
          <table:table-cell office:value-type="string" table:style-name="ce2">
            <text:p>Pior do que antes</text:p>
          </table:table-cell>
          <table:table-cell office:value-type="string" table:style-name="ce2">
            <text:p>Pior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elh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Viagens/deslocamentos, Transporte urbano, Aluguel, Internet, Alimentação</text:p>
          </table:table-cell>
          <table:table-cell table:style-name="ce1"/>
          <table:table-cell office:value-type="string" table:style-name="ce2">
            <text:p>De forma oportuna e prudente</text:p>
          </table:table-cell>
          <table:table-cell office:value-type="string" table:style-name="ce2">
            <text:p>Agiu corretamente quando suspendeu as atividades presencias nos campus, além de adiar a data de seu vestibular durante um momento crítico da pandemia</text:p>
          </table:table-cell>
          <table:table-cell office:value-type="string" table:style-name="ce2">
            <text:p>Gostaria que a instituição contasse com um método mais eficiente para dar informações aos alunos</text:p>
          </table:table-cell>
          <table:table-cell office:value-type="string" table:style-name="ce2">
            <text:p>Não sei.</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1:07:15" table:style-name="ce3">
            <text:p>18/04/2022</text:p>
          </table:table-cell>
          <table:table-cell office:value-type="float" office:value="17" table:style-name="ce2">
            <text:p>17</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Mecân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table:style-name="ce1"/>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2:32:4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18-04-04T00:00:00" table:style-name="ce3">
            <text:p>04/04/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Internet, Alimentação,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6:12:14" table:style-name="ce3">
            <text:p>18/04/2022</text:p>
          </table:table-cell>
          <table:table-cell office:value-type="float" office:value="21" table:style-name="ce2">
            <text:p>21</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Mecânica</text:p>
          </table:table-cell>
          <table:table-cell office:value-type="string" table:style-name="ce2">
            <text:p>Graduação</text:p>
          </table:table-cell>
          <table:table-cell office:value-type="date" office:date-value="2019-02-26T00:00:00" table:style-name="ce3">
            <text:p>2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Muito lentam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23:12:13" table:style-name="ce3">
            <text:p>18/04/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17-04-01T00:00:00" table:style-name="ce3">
            <text:p>01/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19-03-16T00:00:00" table:style-name="ce3">
            <text:p>16/03/2019</text:p>
          </table:table-cell>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4-18T23:15:0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 Bauru</text:p>
          </table:table-cell>
          <table:table-cell office:value-type="string" table:style-name="ce2">
            <text:p>Engenharia Elétric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uguel</text:p>
          </table:table-cell>
          <table:table-cell table:style-name="ce1"/>
          <table:table-cell office:value-type="string" table:style-name="ce2">
            <text:p>Muito lentamente</text:p>
          </table:table-cell>
          <table:table-cell office:value-type="string" table:style-name="ce2">
            <text:p>Reconheço que minha instituição decidiu esperar o retorno de maneira ativa e oportuna.</text:p>
          </table:table-cell>
          <table:table-cell office:value-type="string" table:style-name="ce2">
            <text:p>Gostaria que minha instituição tivesse estruturado de uma maneira mais regularizada a maneira de aplicar as aulas e atividades, recebendo feedback dos alunos quanto ao desempenho e disposição mental de cada aluno.</text:p>
          </table:table-cell>
          <table:table-cell office:value-type="string" table:style-name="ce2">
            <text:p>Além do que foi feito, ajudaria muito se minha instituição abrisse mais canais pelo corpo docente para acolher de maneira mais empática os alunos com desempenho e vidas financeira afetada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6:07:18" table:style-name="ce3">
            <text:p>19/04/2022</text:p>
          </table:table-cell>
          <table:table-cell office:value-type="float" office:value="20" table:style-name="ce2">
            <text:p>20</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21-07-01T00:00:00" table:style-name="ce3">
            <text:p>01/07/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A qualidade de vida financeira se manteve estável porém a pandemia afetou diretamente o bem estar psicológico e o convívio social de maneira direta de meus familiares.</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table:style-name="ce1"/>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Internet, Alimentação</text:p>
          </table:table-cell>
          <table:table-cell office:value-type="string" table:style-name="ce2">
            <text:p>A renda permaneceu a mesma porém os custos mensais aumentaram devido a situação atual do país, porém continuo sem dificuldades financeiras.</text:p>
          </table:table-cell>
          <table:table-cell office:value-type="string" table:style-name="ce2">
            <text:p>De forma oportuna e prudente</text:p>
          </table:table-cell>
          <table:table-cell office:value-type="string" table:style-name="ce2">
            <text:p>aulas remotas e projetos remotos quando foi cabível para proteger a saúde de todes.</text:p>
          </table:table-cell>
          <table:table-cell office:value-type="string" table:style-name="ce2">
            <text:p>um ambiente mais acolhedor durante o período</text:p>
          </table:table-cell>
          <table:table-cell office:value-type="string" table:style-name="ce2">
            <text:p>cobrar de seus docentes aulas melhores e obrigatoriamente ao vivo</text:p>
          </table:table-cell>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8:30:44" table:style-name="ce3">
            <text:p>19/04/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Elétrica<text:s/></text:p>
          </table:table-cell>
          <table:table-cell office:value-type="string" table:style-name="ce2">
            <text:p>Graduação</text:p>
          </table:table-cell>
          <table:table-cell office:value-type="date" office:date-value="2020-02-17T00:00:00" table:style-name="ce3">
            <text:p>17/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Minha instituição procurou atender a grande parte dos alunos mantendo auxílios para os que necessitam e provendo acesso à Internet e equipamentos para os que não possuíam<text:s/></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Após o encerramento das aulas presenciais devido à pandemia, voltei para minha cidade Natal, onde vivo com minha família até que as aulas retornem, isso ajudou muito no fator psicológico<text:s/></text:p>
          </table:table-cell>
          <table:table-cell office:value-type="string" table:style-name="ce2">
            <text:p>Pioraram</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 instituição se esforçou muito para que os alunos pudessem manter o desempenho de forma remota, oferecendo muitos benefícios. Também ofereceu ambientes que puderam ser utilizados intuitivamente pelos docentes e facilitaram o entendimento dos discentes.</text:p>
          </table:table-cell>
          <table:table-cell table:style-name="ce1"/>
          <table:table-cell office:value-type="string" table:style-name="ce2">
            <text:p>Tivesse mantido algumas matérias de forma híbrida, pois o entendimento de matérias práticas foi um pouco prejudicado</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7-12T10:53:08" table:style-name="ce3">
            <text:p>12/07/2022</text:p>
          </table:table-cell>
          <table:table-cell office:value-type="float" office:value="28" table:style-name="ce2">
            <text:p>28</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Biologia</text:p>
          </table:table-cell>
          <table:table-cell office:value-type="string" table:style-name="ce2">
            <text:p>Graduação</text:p>
          </table:table-cell>
          <table:table-cell office:value-type="date" office:date-value="2018-02-08T00:00:00" table:style-name="ce3">
            <text:p>08/02/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01T00:00:00" table:style-name="ce3">
            <text:p>01/04/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11T00:00:00" table:style-name="ce3">
            <text:p>11/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Aumentaram</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empatia dos professores e dos funcionarios, gostaria que minha instituicão tivesse oferecido apoio psicológico para os professores e funcionarios</text:p>
          </table:table-cell>
          <table:table-cell office:value-type="string" table:style-name="ce2">
            <text:p>apoio psicologico para professores e funcionari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14T21:27:31" table:style-name="ce3">
            <text:p>14/11/2022</text:p>
          </table:table-cell>
          <table:table-cell office:value-type="float" office:value="55" table:style-name="ce2">
            <text:p>5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AM</text:p>
          </table:table-cell>
          <table:table-cell office:value-type="string" table:style-name="ce2">
            <text:p>UNESP Bauru</text:p>
          </table:table-cell>
          <table:table-cell office:value-type="string" table:style-name="ce2">
            <text:p>Pós-Graduação em Desing</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Implantou o sistema remoto de aulas.</text:p>
          </table:table-cell>
          <table:table-cell table:number-columns-repeated="2" table:style-name="ce1"/>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No meu circulo familiar não houve óbitos pela COVID. Houve casos positivos porém apenas isso.</text:p>
          </table:table-cell>
          <table:table-cell table:number-columns-repeated="16332"/>
        </table:table-row>
        <table:table-row table:style-name="ro2">
          <table:table-cell office:value-type="date" office:date-value="2022-11-15T08:20:43" table:style-name="ce3">
            <text:p>15/11/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12-01T00:00:00" table:style-name="ce3">
            <text:p>01/12/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Aumento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Melhor do que antes</text:p>
          </table:table-cell>
          <table:table-cell table:number-columns-repeated="16333" table:style-name="ce1"/>
        </table:table-row>
        <table:table-row table:style-name="ro2">
          <table:table-cell office:value-type="date" office:date-value="2022-11-16T15:03:09" table:style-name="ce3">
            <text:p>16/11/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01-01T00:00:00" table:style-name="ce3">
            <text:p>01/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Durante a pandemia eu ainda não estava no mestrado, portanto não consigo dar mais informaçõe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N/A ou Não sabe</text:p>
          </table:table-cell>
          <table:table-cell office:value-type="string" table:style-name="ce2">
            <text:p>N/A ou Não sabe</text:p>
          </table:table-cell>
          <table:table-cell office:value-type="string" table:style-name="ce2">
            <text:p>Piorou</text:p>
          </table:table-cell>
          <table:table-cell office:value-type="string" table:style-name="ce2">
            <text:p>N/A ou Não sabe</text:p>
          </table:table-cell>
          <table:table-cell office:value-type="string" table:style-name="ce2">
            <text:p>N/A ou Não sabe</text:p>
          </table:table-cell>
          <table:table-cell office:value-type="string" table:style-name="ce2">
            <text:p>Sim (retornou todas as atividades presenciais)</text:p>
          </table:table-cell>
          <table:table-cell office:value-type="date" office:date-value="2022-03-01T00:00:00" table:style-name="ce3">
            <text:p>01/03/2022</text:p>
          </table:table-cell>
          <table:table-cell office:value-type="string" table:style-name="ce2">
            <text:p>Sim, vacinado com duas doses ou com vacina de dose única e dose(s) de reforço</text:p>
          </table:table-cell>
          <table:table-cell office:value-type="string" table:style-name="ce2">
            <text:p>As interações são bem dificeis de acontecer de uma maneira online. As reunioes de grupos para trabalho acabam ficando dificeis e é dificil manter a concentração nas aulas por conta do fator online.</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office:value-type="string" table:style-name="ce2">
            <text:p>O mercado e o valor do transporte aumentaram muito com o alto custo dos combustiveis.</text:p>
          </table:table-cell>
          <table:table-cell office:value-type="string" table:style-name="ce2">
            <text:p>Muito lentamente</text:p>
          </table:table-cell>
          <table:table-cell office:value-type="string" table:style-name="ce2">
            <text:p>Fez o correto em pausar temporariamente as aulas, mas acabou deixando a desejar numa resposta rápida e dando auxilio aos alunos.</text:p>
          </table:table-cell>
          <table:table-cell office:value-type="string" table:style-name="ce2">
            <text:p>Gostaria que eles tivessem tomado decisões mais rapidamente em relação as aulas e ja terem um suport EAD pronto para possiveis situações como essa.</text:p>
          </table:table-cell>
          <table:table-cell office:value-type="string" table:style-name="ce2">
            <text:p>Não sei</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18T13:58:18" table:style-name="ce3">
            <text:p>18/11/2022</text:p>
          </table:table-cell>
          <table:table-cell office:value-type="float" office:value="30" table:style-name="ce2">
            <text:p>30</text:p>
          </table:table-cell>
          <table:table-cell office:value-type="string" table:style-name="ce2">
            <text:p>Femin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Muito pior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N/A ou Não sabe</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N/A ou Não sabe</text:p>
          </table:table-cell>
          <table:table-cell office:value-type="string" table:style-name="ce2">
            <text:p>Relacionadas com saúde, Aluguel, Internet, Alimentação</text:p>
          </table:table-cell>
          <table:table-cell table:style-name="ce1"/>
          <table:table-cell office:value-type="string" table:style-name="ce2">
            <text:p>Muito lentamente</text:p>
          </table:table-cell>
          <table:table-cell office:value-type="string" table:style-name="ce2">
            <text:p>Reconheço que minha instituição fez o necessário, porém foi a última das pública a tomar qualquer atitude. Prudente, porém sempre tardia e seguindo as demais apenas.<text:s/></text:p>
          </table:table-cell>
          <table:table-cell office:value-type="string" table:style-name="ce2">
            <text:p>Gostaria que minha instituição tivesse feito o mesmo que as demais publicas e se posicionado antes, ao invés de ficar aceitando comparações com as particulares e tendo receio ao serem forçadas a voltar por motivos financeiros, que não condizem com a instituição.<text:s/></text:p>
          </table:table-cell>
          <table:table-cell office:value-type="string" table:style-name="ce2">
            <text:p>Além do que foi feito, ajudaria muito se minha instituição disponibilizar equipamento adequado para professores/docentes para que seja feita transmissões das disciplinas, já que ainda estamos tendo casos de infecção por covid o que impossibilita o acompanhamento presencial. Não há necessidade de se tornar EAD, porém a tecnologia deve ser utilizada de forma favorável.<text: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Fiquei 1 ano em total isolamento, me recusei a receber quaisquer pessoas que não fossem de meu contato diário e necessário. Só permiti minha família ter contato com minha filha caso estivessem vacinados. Tivemos um parente que faleceu de covid bem no início, e se tornou um evento traumático. Apesar disso, da minha família não tivemos nenhum óbito, porém alguns já se infectaram mais de uma vez.<text:s/></text:p>
            <text:p>Continuo utilizando máscara em locais fechados e/ou aglomerados.<text:s/></text:p>
          </table:table-cell>
          <table:table-cell table:number-columns-repeated="16332"/>
        </table:table-row>
        <table:table-row table:style-name="ro2">
          <table:table-cell office:value-type="date" office:date-value="2022-11-20T18:50:49" table:style-name="ce3">
            <text:p>20/11/2022</text:p>
          </table:table-cell>
          <table:table-cell office:value-type="float" office:value="51" table:style-name="ce2">
            <text:p>51</text:p>
          </table:table-cell>
          <table:table-cell office:value-type="string" table:style-name="ce2">
            <text:p>Feminino</text:p>
          </table:table-cell>
          <table:table-cell office:value-type="string" table:style-name="ce2">
            <text:p>Casado(a)</text:p>
          </table:table-cell>
          <table:table-cell office:value-type="string" table:style-name="ce2">
            <text:p>Servidora públic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15T00:00:00" table:style-name="ce3">
            <text:p>15/03/2022</text:p>
          </table:table-cell>
          <table:table-cell office:value-type="string" table:style-name="ce2">
            <text:p>Sim, vacinado com duas doses ou com vacina de dose única e dose(s)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N/A ou Não sabe</text:p>
          </table:table-cell>
          <table:table-cell office:value-type="string" table:style-name="ce2">
            <text:p>Internet, Alimentação</text:p>
          </table:table-cell>
          <table:table-cell table:style-name="ce1"/>
          <table:table-cell office:value-type="string" table:style-name="ce2">
            <text:p>Muito lentamente</text:p>
          </table:table-cell>
          <table:table-cell office:value-type="string" table:style-name="ce2">
            <text:p>Após a adaptação ao uso das plataformas de reunião virtual, foram realizados vários webinars e eventos on-line, com pessoas de vários lugares do país, democratizando o acesso à educação.</text:p>
          </table:table-cell>
          <table:table-cell office:value-type="string" table:style-name="ce2">
            <text:p>A instituição poderia ter retomado as aulas, de forma telepresencial, num prazo mais curto, evitando a perda/atraso do semestre para os alunos.</text:p>
          </table:table-cell>
          <table:table-cell office:value-type="string" table:style-name="ce2">
            <text:p>Propiciar mais palestras sobre saúde mental dos alunos e trabalhador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 pandemia nos mostrou o ritmo acelerado com que levamos a vida e nos propiciou um tempo forçado de reflexão, inclusive para podermos nos dedicar e convivermos com as pessoas que mais amamos, que são nossos familiares! Apesar de todas as incertezas e malefícios trazidos pela pandemia, tive a graça de poder conviver com meus pais, que são idosos, com mais frequência, os recebendo em minha casa mais vezes, reunindo-me com eles, marido e filhos, proporcionando maior diálogo e atenção entre todos nós. Aprendi a valorizar mais a família, nossa saúde e os bons momentos que passamos juntos.<text:s/></text:p>
          </table:table-cell>
          <table:table-cell table:number-columns-repeated="16332"/>
        </table:table-row>
        <table:table-row table:style-name="ro2">
          <table:table-cell office:value-type="date" office:date-value="2022-11-20T20:09:31"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p>
          </table:table-cell>
          <table:table-cell office:value-type="string" table:style-name="ce2">
            <text:p>Medicina</text:p>
          </table:table-cell>
          <table:table-cell office:value-type="string" table:style-name="ce2">
            <text:p>Graduação</text:p>
          </table:table-cell>
          <table:table-cell office:value-type="date" office:date-value="2019-02-16T00:00:00" table:style-name="ce3">
            <text:p>1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Minha instituição utilizou o google classroom, aulas via zoom e google meets</text:p>
          </table:table-cell>
          <table:table-cell office:value-type="date" office:date-value="2020-03-16T00:00:00" table:style-name="ce3">
            <text:p>16/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Melhor do qu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0-10-12T00:00:00" table:style-name="ce3">
            <text:p>12/10/2020</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text:p>
          </table:table-cell>
          <table:table-cell table:style-name="ce1"/>
          <table:table-cell office:value-type="string" table:style-name="ce2">
            <text:p>Muito rapidamente</text:p>
          </table:table-cell>
          <table:table-cell office:value-type="string" table:style-name="ce2">
            <text:p>aulas via google meets/zoom, utilização de google classroom, biblioteca virtual</text:p>
          </table:table-cell>
          <table:table-cell office:value-type="string" table:style-name="ce2">
            <text:p>reposição das aulas práticas, aula de paramentação<text:s/></text:p>
          </table:table-cell>
          <table:table-cell office:value-type="string" table:style-name="ce2">
            <text:p>...</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0T20:11:20"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União Estável/Vivendo junto</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p>
          </table:table-cell>
          <table:table-cell office:value-type="string" table:style-name="ce2">
            <text:p>Medicin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Autarquia municipal</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colocada muita pressão no retorno às aulas presenciais sem ter auxílio algum para compensar o tempo EAD.</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15:25:29" table:style-name="ce3">
            <text:p>21/11/2022</text:p>
          </table:table-cell>
          <table:table-cell office:value-type="float" office:value="34" table:style-name="ce2">
            <text:p>34</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1-08-01T00:00:00" table:style-name="ce3">
            <text:p>01/08/2021</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Uso de máscaras dentro e fora das salas de aula. Eu não estudei na unesp durante o período da pandemia, mas sei que as aulas e reuniões foram transferidas do presencial para o modo remot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melhor do que antes</text:p>
          </table:table-cell>
          <table:table-cell office:value-type="string" table:style-name="ce2">
            <text:p>Acabei engravidando durante a pandemia, e administrar o lar com um segundo filho me "forçou" a dar o melhor de mim em todos os aspectos da vida. Portanto, considero que minha vida foi para melhor pelo fato de ter buscado a cada dia uma maneira melhor de ser e lidar com o dia a dia e suas adversidades/rotinas.</text:p>
          </table:table-cell>
          <table:table-cell office:value-type="string" table:style-name="ce2">
            <text:p>Foram mais ou menos o mesmo</text:p>
          </table:table-cell>
          <table:table-cell office:value-type="string" table:style-name="ce2">
            <text:p>Melh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2-01T00:00:00" table:style-name="ce3">
            <text:p>01/02/2022</text:p>
          </table:table-cell>
          <table:table-cell office:value-type="string" table:style-name="ce2">
            <text:p>Sim, vacinado com duas doses ou com vacina de dose única e dose(s) de reforço</text:p>
          </table:table-cell>
          <table:table-cell office:value-type="string" table:style-name="ce2">
            <text:p>Administrar os deveres do lar (casa, filhos, limpeza, refeições) com assistir às aulas on-line, ao mesmo tempo, como filhos solicitando atenção ao mesmo tempo em que se assistia a uma aula online etc.</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Internet</text:p>
          </table:table-cell>
          <table:table-cell office:value-type="string" table:style-name="ce2">
            <text:p>A pandemia ampliou as oportunidades remotas na minha área, mas complicou no que tange às aulas de meu marido, a quem possui uma escola de negócios física, com aulas presenciais.</text:p>
          </table:table-cell>
          <table:table-cell office:value-type="string" table:style-name="ce2">
            <text:p>Muito rapidamente</text:p>
          </table:table-cell>
          <table:table-cell office:value-type="string" table:style-name="ce2">
            <text:p>Suspender as aulas presenciais e transferir para o modo remoto.</text:p>
          </table:table-cell>
          <table:table-cell office:value-type="string" table:style-name="ce2">
            <text:p>O modo remoto pode, atualmente, ser dado em apenas 20%, o que poderia, na realidade, ficar livre para cada professor alterar essa porcentagem no que achar necessário para a administração de sua disciplina.</text:p>
          </table:table-cell>
          <table:table-cell office:value-type="string" table:style-name="ce2">
            <text:p>Além do que foi feito, ajudaria muito se minha instituição mantivesse aulas magnas de modo on-line (remoto) e presencial para quem quiser ir pessoalmente a contar pontos para os créditos complementar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As limitações impostas pelo covid-19 nos forçaram a buscar alternativas saudáveis dentro do possível para buscar sustentabilidade e sobrevivência, o que geraram muitas frustrações por nos tirar da zona de conforto e, ao mesmo tempo, nos fizeram redescobrir e reinventar maneiras de viver e aproveitar o tempo.</text:p>
          </table:table-cell>
          <table:table-cell table:number-columns-repeated="16332"/>
        </table:table-row>
        <table:table-row table:style-name="ro2">
          <table:table-cell office:value-type="date" office:date-value="2022-11-21T15:27:59" table:style-name="ce3">
            <text:p>21/11/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sária</text:p>
          </table:table-cell>
          <table:table-cell office:value-type="string" table:style-name="ce2">
            <text:p>SP</text:p>
          </table:table-cell>
          <table:table-cell office:value-type="string" table:style-name="ce2">
            <text:p>UFSCar - Universidade Federal de São Carlos</text:p>
          </table:table-cell>
          <table:table-cell office:value-type="string" table:style-name="ce2">
            <text:p>Pós-Graduação em Biblioteconomia e Ciência da Informação</text:p>
          </table:table-cell>
          <table:table-cell office:value-type="string" table:style-name="ce2">
            <text:p>Mestrado</text:p>
          </table:table-cell>
          <table:table-cell office:value-type="date" office:date-value="2022-03-28T00:00:00" table:style-name="ce3">
            <text:p>2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durante a pandemia desenvolvi um nível elevado de ansiedade, engordei 10 kilos e perdi a vontade de trabalhar, limpar a casa ou sair</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7-01T00:00:00" table:style-name="ce3">
            <text:p>01/07/2022</text:p>
          </table:table-cell>
          <table:table-cell office:value-type="string" table:style-name="ce2">
            <text:p>Sim vacinado com duas doses ou com vacina de dose única</text:p>
          </table:table-cell>
          <table:table-cell office:value-type="string" table:style-name="ce2">
            <text:p>durante a pandemia não havia intereção e não dava vontade de fazer os trabalhos, mas fiz todos<text:s/></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Internet, Alimentação</text:p>
          </table:table-cell>
          <table:table-cell table:style-name="ce1"/>
          <table:table-cell office:value-type="string" table:style-name="ce2">
            <text:p>De forma oportuna e prudente</text:p>
          </table:table-cell>
          <table:table-cell office:value-type="string" table:style-name="ce2">
            <text:p>diponibilizou todas as aulas online</text:p>
          </table:table-cell>
          <table:table-cell office:value-type="string" table:style-name="ce2">
            <text:p>não tenho</text:p>
          </table:table-cell>
          <table:table-cell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15:35:52" table:style-name="ce3">
            <text:p>21/11/2022</text:p>
          </table:table-cell>
          <table:table-cell office:value-type="float" office:value="41" table:style-name="ce2">
            <text:p>41</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O mesmo de antes</text:p>
          </table:table-cell>
          <table:table-cell office:value-type="string" table:style-name="ce2">
            <text:p>N/A ou Não Sabe</text:p>
          </table:table-cell>
          <table:table-cell table:style-name="ce1"/>
          <table:table-cell office:value-type="string" table:style-name="ce2">
            <text:p>N/A ou Não sabe</text:p>
          </table:table-cell>
          <table:table-cell office:value-type="string" table:style-name="ce2">
            <text:p>N/A ou Não sabe</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N/A ou Não sabe</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16:26:13" table:style-name="ce3">
            <text:p>21/11/2022</text:p>
          </table:table-cell>
          <table:table-cell office:value-type="float" office:value="54" table:style-name="ce2">
            <text:p>54</text:p>
          </table:table-cell>
          <table:table-cell office:value-type="string" table:style-name="ce2">
            <text:p>Feminino</text:p>
          </table:table-cell>
          <table:table-cell office:value-type="string" table:style-name="ce2">
            <text:p>Divorciado(a)/Separado(a)</text:p>
          </table:table-cell>
          <table:table-cell office:value-type="string" table:style-name="ce2">
            <text:p>Empregado(a)</text:p>
          </table:table-cell>
          <table:table-cell office:value-type="string" table:style-name="ce2">
            <text:p>SP</text:p>
          </table:table-cell>
          <table:table-cell office:value-type="string" table:style-name="ce2">
            <text:p>UFSCar - Universidade Federal de São Carlos</text:p>
          </table:table-cell>
          <table:table-cell office:value-type="string" table:style-name="ce2">
            <text:p>Pós-Graduação em Biblioteconomia e Ciência da Informação</text:p>
          </table:table-cell>
          <table:table-cell office:value-type="string" table:style-name="ce2">
            <text:p>Mest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A Universidade Disponibilizou notebooks para os alunos em vulnerabilidade, para que pudessem continuar seus estudo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Em minha experiência pessoal, o isolamento provocado pela pandemia proporcionou maior autoconhecimento.</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Eu não estava estudando na época da pandemia (2020-2021), aproveitei esse período para escrever projeto e me preparar para ingressar no mestrado em 2022.</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table:style-name="ce1"/>
          <table:table-cell office:value-type="string" table:style-name="ce2">
            <text:p>Muito lentamente</text:p>
          </table:table-cell>
          <table:table-cell office:value-type="string" table:style-name="ce2">
            <text:p>Não estava em aula à época</text:p>
          </table:table-cell>
          <table:table-cell office:value-type="string" table:style-name="ce2">
            <text:p>Não estava em aula à época</text:p>
          </table:table-cell>
          <table:table-cell office:value-type="string" table:style-name="ce2">
            <text:p>Não tenho informações a respeito</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Sou funcionária pública em uma cidade de porte médio, não tive grandes problemas para cumprir o isolamento exigido pela pandemia.</text:p>
          </table:table-cell>
          <table:table-cell table:number-columns-repeated="16332"/>
        </table:table-row>
        <table:table-row table:style-name="ro2">
          <table:table-cell office:value-type="date" office:date-value="2022-11-21T17:57:53" table:style-name="ce3">
            <text:p>21/11/2022</text:p>
          </table:table-cell>
          <table:table-cell office:value-type="float" office:value="18" table:style-name="ce2">
            <text:p>18</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tec Catanduva</text:p>
          </table:table-cell>
          <table:table-cell office:value-type="string" table:style-name="ce2">
            <text:p>Gestão da Tecnologia da Informação<text:s/></text:p>
          </table:table-cell>
          <table:table-cell office:value-type="string" table:style-name="ce2">
            <text:p>Graduação</text:p>
          </table:table-cell>
          <table:table-cell office:value-type="date" office:date-value="2022-02-07T00:00:00" table:style-name="ce3">
            <text:p>07/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7-20T00:00:00" table:style-name="ce3">
            <text:p>20/07/2022</text:p>
          </table:table-cell>
          <table:table-cell office:value-type="string" table:style-name="ce2">
            <text:p>Sim vacinado com duas doses ou com vacina de dose única</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Sim</text:p>
          </table:table-cell>
          <table:table-cell office:value-type="string" table:style-name="ce2">
            <text:p>Estão mais ou menos as mesmas</text:p>
          </table:table-cell>
          <table:table-cell office:value-type="string" table:style-name="ce2">
            <text:p>Internet</text:p>
          </table:table-cell>
          <table:table-cell table:style-name="ce1"/>
          <table:table-cell office:value-type="string" table:style-name="ce2">
            <text:p>De forma oportuna e prudente</text:p>
          </table:table-cell>
          <table:table-cell office:value-type="string" table:style-name="ce2">
            <text:p>Reconheço que minha instituição aguardou até o momento mais seguro para o retorno presencial.</text:p>
          </table:table-cell>
          <table:table-cell table:number-columns-repeated="2"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uma época difícil para todos nós, principalmente pelas perdas e adaptações. Na área estudantil, ela acabou por me aproximar mais dos professores.</text:p>
          </table:table-cell>
          <table:table-cell table:number-columns-repeated="16332"/>
        </table:table-row>
        <table:table-row table:style-name="ro2">
          <table:table-cell office:value-type="date" office:date-value="2022-11-21T18:24:55" table:style-name="ce3">
            <text:p>21/11/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IMESB - Instituto Municipal de Ensino Superior de Bebedouro "Victório Cardassi"</text:p>
          </table:table-cell>
          <table:table-cell office:value-type="string" table:style-name="ce2">
            <text:p>Bacharel em Direito</text:p>
          </table:table-cell>
          <table:table-cell office:value-type="string" table:style-name="ce2">
            <text:p>Graduação</text:p>
          </table:table-cell>
          <table:table-cell office:value-type="date" office:date-value="2020-01-01T00:00:00" table:style-name="ce3">
            <text:p>01/01/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15T00:00:00" table:style-name="ce3">
            <text:p>15/04/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a instituição seguiu todas as orientações prestadas pelo Ministério da Saúde e pelo MEC, para então podermos ter aula a distância, já que o Direito não<text:s/></text:p>
          </table:table-cell>
          <table:table-cell office:value-type="string" table:style-name="ce2">
            <text:p>Roda de conversa e curso de inglês.</text:p>
          </table:table-cell>
          <table:table-cell table:style-name="ce1"/>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21:05:13" table:style-name="ce3">
            <text:p>21/11/2022</text:p>
          </table:table-cell>
          <table:table-cell office:value-type="float" office:value="43" table:style-name="ce2">
            <text:p>43</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opar<text:s/></text:p>
          </table:table-cell>
          <table:table-cell office:value-type="string" table:style-name="ce2">
            <text:p>Educação Especial e Inclusiva</text:p>
          </table:table-cell>
          <table:table-cell office:value-type="string" table:style-name="ce2">
            <text:p>Especialização/MBA</text:p>
          </table:table-cell>
          <table:table-cell office:value-type="date" office:date-value="2022-07-05T00:00:00" table:style-name="ce3">
            <text:p>05/07/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22:11:51" table:style-name="ce3">
            <text:p>21/11/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iara</text:p>
          </table:table-cell>
          <table:table-cell office:value-type="string" table:style-name="ce2">
            <text:p>Arquitetura e Urbanismo<text:s/></text:p>
          </table:table-cell>
          <table:table-cell office:value-type="string" table:style-name="ce2">
            <text:p>Graduação</text:p>
          </table:table-cell>
          <table:table-cell office:value-type="date" office:date-value="2021-03-01T00:00:00" table:style-name="ce3">
            <text:p>01/03/2021</text:p>
          </table:table-cell>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N/A ou Não quero responder</text:p>
          </table:table-cell>
          <table:table-cell office:value-type="string" table:style-name="ce2">
            <text:p>Não</text:p>
          </table:table-cell>
          <table:table-cell office:value-type="string" table:style-name="ce2">
            <text:p>N/A ou Não sabe</text:p>
          </table:table-cell>
          <table:table-cell office:value-type="string" table:style-name="ce2">
            <text:p>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22:59:58" table:style-name="ce3">
            <text:p>21/11/2022</text:p>
          </table:table-cell>
          <table:table-cell office:value-type="float" office:value="29" table:style-name="ce2">
            <text:p>29</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office:value-type="string" table:style-name="ce2">
            <text:p>Infelizmente, a instituição determinou que cada campus tivesse seu comitê de saúde apra tratar a respeito da pandemia. NO meu caso, o campus de Bauru adotou medidas corretas e liberou as aulas para pós-graduação de forma presencial apenas quando a taxa de contaminação estivesse baixa o suficiente a ponto de ser seguro a convivência pessoal dentro do campus.<text:s/></text:p>
          </table:table-cell>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Durante a pandemia passei a adotar hábitos mais saudáveis, seja em relação a alimentação, cuidado com os alimentos e até mesmo a higiene pessoal. Hábitos que continuo levando para a vida mesmo com a taxa de contaminação baixa.</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urante o período da pandemia meu aproveitamento nos estudos diminuiu pois não não gosto de estudar a distância. Minha casa sempre foi um ponto de distração e minha dificuldade em me concentrar aumentou.<text: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Outras (não relacionadas)</text:p>
          </table:table-cell>
          <table:table-cell table:style-name="ce1"/>
          <table:table-cell office:value-type="string" table:style-name="ce2">
            <text:p>Muito rapidam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office:value-type="string" table:style-name="ce2">
            <text:p>Consegui realizar uma quarentena disciplinada durante 8 meses durante o ano de 2020, após esse período senti que meu psicológico começou a dar sinais de que estava sendo afetado. Minha ansiedade voltou (de forma pequena, mas voltou) e percebi que o estresse também. Comecei a fazer caminhadas ao ar livre para ter mais contato com a natureza e melhorar meus sintomas físicos, o que me ajudou bastante. Contrai covid em junho deste ano, após 3 doses da vacina. Tive sintomas típicos de rinite alérgica, destacando a intensidade da coriza e, posteriormente, congestão nasal. Ambos os sintomas foram bem piores do que uma crise alérgica comum e, após o tratamento, fiquei com algumas sequeleas de curto prazo como perda de memória recente e dores de garganta.</text:p>
          </table:table-cell>
          <table:table-cell table:number-columns-repeated="16332"/>
        </table:table-row>
        <table:table-row table:style-name="ro2">
          <table:table-cell office:value-type="date" office:date-value="2022-11-23T08:12:21" table:style-name="ce3">
            <text:p>23/11/2022</text:p>
          </table:table-cell>
          <table:table-cell office:value-type="float" office:value="60" table:style-name="ce2">
            <text:p>60</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SEBRAE</text:p>
          </table:table-cell>
          <table:table-cell office:value-type="string" table:style-name="ce2">
            <text:p>BEI - Bolsista de estimulo à Inovação em Mod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O atendimento do bolsista em Campo era presencial e passou a ser remoto ou hibrido</text:p>
          </table:table-cell>
          <table:table-cell office:value-type="date" office:date-value="2022-03-20T00:00:00" table:style-name="ce3">
            <text:p>20/03/2022</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scriminação por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em alguma medida evito vida social e compromissos em excesso</text:p>
          </table:table-cell>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07T00:00:00" table:style-name="ce3">
            <text:p>07/03/2022</text:p>
          </table:table-cell>
          <table:table-cell office:value-type="string" table:style-name="ce2">
            <text:p>Sim, vacinado com duas doses ou com vacina de dose única e dose(s) de reforço</text:p>
          </table:table-cell>
          <table:table-cell office:value-type="string" table:style-name="ce2">
            <text:p>Faço curso de extensão na minha área e Oriento bolsistas e alunos de firma remota</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arido foi desligado do emprego</text:p>
          </table:table-cell>
          <table:table-cell office:value-type="string" table:style-name="ce2">
            <text:p>De forma oportuna e prudente</text:p>
          </table:table-cell>
          <table:table-cell office:value-type="string" table:style-name="ce2">
            <text:p>A instituição se adaptou ao que foi necessário</text:p>
          </table:table-cell>
          <table:table-cell office:value-type="string" table:style-name="ce2">
            <text:p>Criado videos instrutivos para o uso das plataformas remotas p as aula e aprimorar a qualidade da interação<text:s/></text:p>
          </table:table-cell>
          <table:table-cell office:value-type="string" table:style-name="ce2">
            <text:p>Mais ferramentas eficazes de interação remota</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30T13:00:16" table:style-name="ce3">
            <text:p>30/11/2022</text:p>
          </table:table-cell>
          <table:table-cell office:value-type="float" office:value="46" table:style-name="ce2">
            <text:p>46</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Comitê Unesp Covid-19 realizou o acompanhamento permanente da evolução da Covid-19 na Universidade e ajudou a traçar diretrizes para a reorganização das atividades, de acordo com os protocolos sanitários, normativas por áreas, além de trazer os comunicados atualizados da situação desde o seu iníci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Eu senti uma piora em relação aos cuidados com saúde e à prática de exercícios físicos, restrição para viagens ou visitar os pais idosos <text:s/>e um adiamento de ida aos médicos e dentistas.<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tive dificuldades acadêmicas em virtude da pandemia de COVID-19. A utilização das tecnologias e mídias de comunicação possibilitaram o meu acesso às informações, o que proporcionou o desenvolvimento de autonomia para a pesquisa e conhecimento, podendo acessar bibliotecas online, sites, laboratórios de tecnologia, etc. As dúvidas e demais dificuldades foram <text:s/>solucionadas na interação virtual com os colegas e professores.</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imentação, Outras (não relacionadas)</text:p>
          </table:table-cell>
          <table:table-cell office:value-type="string" table:style-name="ce2">
            <text:p>O governo retirou muitos direitos trabalhistas do funcionalismo público estadual, reduziu pela metade as gratificações de trabalho noturno, congelou os direitos relacionados ao tempo de serviço como quinquênios; inclusive, confiscou mensalmente previdência de aposentados. Já o chefe de família, com trabalho liberal/autônomo é o que mais teve dificuldades, devido às oscilações do mercado desde a pandemia, e isso refletiu de alguma forma atualmente, pois trouxe insegurança financeira, o que exige um maior esforço para fazer reserva de emergência.</text:p>
          </table:table-cell>
          <table:table-cell office:value-type="string" table:style-name="ce2">
            <text:p>De forma oportuna e prudente</text:p>
          </table:table-cell>
          <table:table-cell office:value-type="string" table:style-name="ce2">
            <text:p>Reconheço que minha instituição cumpriu o seu papel relacionado à oferta de educação utilizando ferramentas online e meios eletrônicos de comunicação, antecipando a transformação digital na educação, acompanhando a evolução da digitalização do serviços na sociedade.<text:s/></text:p>
          </table:table-cell>
          <table:table-cell office:value-type="string" table:style-name="ce2">
            <text:p>De acordo com um estudo do Instituto de Física da Universidade de São Paulo (USP) publicado no periódico Aerosol Science and Technology, o qual testou a eficiência de 227 modelos de máscaras encontrados em farmácias no Brasil, comprovou-se que as máscaras PFF2 chegam a filtrar 98% de partículas que podem conter o coronavírus, sendo considerada a mais importante barreira física de proteção. Sendo assim, gostaria que a minha instituição tivesse feito um protocolo específico sobre a Máscara PFF2, em um esforço para popularizar o uso dessa máscara e para ensinar o público a reutiliza-la com segurança, sem a necessidade de descarte imediato. O comitê Unesp fez protocolo de biossegurança para o reuso de protetores faciais Face Shield, mas não o fez para uso de respiradores PFF2, que é a medida mais simples para evitar a propagação do vírus.<text:s/></text:p>
          </table:table-cell>
          <table:table-cell office:value-type="string" table:style-name="ce2">
            <text:p>pudesse conscientizar a comunidade, quanto à escolha do tipo de máscara, <text:s/>principalmente durante o pico da pandemia, o que reduziria, possivelmente o número dos contágio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Eu e minha família passamos pela experiência com a COVID-19, três pessoas apenas tiveram contato com o coronavírus, no entanto, com sintomas leves.</text:p>
          </table:table-cell>
          <table:table-cell table:number-columns-repeated="16332"/>
        </table:table-row>
        <table:table-row table:style-name="ro2">
          <table:table-cell office:value-type="date" office:date-value="2022-12-04T21:27:48" table:style-name="ce3">
            <text:p>04/12/2022</text:p>
          </table:table-cell>
          <table:table-cell office:value-type="float" office:value="51" table:style-name="ce2">
            <text:p>51</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8-08T00:00:00" table:style-name="ce3">
            <text:p>08/08/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text:p>
          </table:table-cell>
          <table:table-cell office:value-type="string" table:style-name="ce2">
            <text:p>Não estudei durante a pandemia, o que poderá comprometer a fidelidade de algumas resposta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A qualidade de vida não se alterou durante a pandemi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houve alteração na minha vida acadêmica.</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Outras (não relacionadas)</text:p>
          </table:table-cell>
          <table:table-cell office:value-type="string" table:style-name="ce2">
            <text:p>Não houve alteração financeira significativa.</text:p>
          </table:table-cell>
          <table:table-cell office:value-type="string" table:style-name="ce2">
            <text:p>De forma oportuna e prudente</text:p>
          </table:table-cell>
          <table:table-cell office:value-type="string" table:style-name="ce2">
            <text:p>Fechou o câmpus, mas manteve as aulas ministradas remotamente.</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05T22:57:03" table:style-name="ce3">
            <text:p>05/12/2022</text:p>
          </table:table-cell>
          <table:table-cell office:value-type="float" office:value="35" table:style-name="ce2">
            <text:p>3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No começo foi confuso, mas depois tudo se organizou</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arcialmente melhor por poder trabalhar de hoomeoffice e negativo do ponto de vista de aumento de stress e falta de equilíbrio<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text:p>
          </table:table-cell>
          <table:table-cell office:value-type="string" table:style-name="ce2">
            <text:p>sem dificuldades</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office:value-type="string" table:style-name="ce2">
            <text:p>Sem comentários</text:p>
          </table:table-cell>
          <table:table-cell office:value-type="string" table:style-name="ce2">
            <text:p>De forma oportuna e prudente</text:p>
          </table:table-cell>
          <table:table-cell office:value-type="string" table:style-name="ce2">
            <text:p>Levar a serio a pandemia e tomar todas as medidas sanitárias.<text:s/></text:p>
          </table:table-cell>
          <table:table-cell office:value-type="string" table:style-name="ce2">
            <text:p>A priori não enxerguei nenhuma</text:p>
          </table:table-cell>
          <table:table-cell office:value-type="string" table:style-name="ce2">
            <text:p>A priori não enxerguei nenhuma</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2-06T13:40:55" table:style-name="ce3">
            <text:p>06/12/2022</text:p>
          </table:table-cell>
          <table:table-cell office:value-type="float" office:value="54" table:style-name="ce2">
            <text:p>54</text:p>
          </table:table-cell>
          <table:table-cell office:value-type="string" table:style-name="ce2">
            <text:p>Homem gay</text:p>
          </table:table-cell>
          <table:table-cell office:value-type="string" table:style-name="ce2">
            <text:p>Divorciado(a)/Separado(a)</text:p>
          </table:table-cell>
          <table:table-cell office:value-type="string" table:style-name="ce2">
            <text:p>Micro-empresário instituído por ME</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8-01T00:00:00" table:style-name="ce3">
            <text:p>01/08/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Acredito que o maior prejuízo foi a falta de acesso à biblioteca do campus, que dificultou o acesso à bibliografia ao longo da pesquisa.</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A maior dificuldade foi a impossibilidade de contato presencial com familiares e amigos em função do isolamento social.</text:p>
          </table:table-cell>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ificuldade de acesso à biblioteca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style-name="ce1"/>
          <table:table-cell office:value-type="string" table:style-name="ce2">
            <text:p>Gostaria que minha instituição tivesse provido alguma forma de acesso à biblioteca.</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12T00:00:00" table:style-name="ce8">
            <text:p>12/12/2022</text:p>
          </table:table-cell>
          <table:table-cell office:value-type="float" office:value="43" table:style-name="ce6">
            <text:p>43</text:p>
          </table:table-cell>
          <table:table-cell office:value-type="string" table:style-name="ce5">
            <text:p>Masculino</text:p>
          </table:table-cell>
          <table:table-cell office:value-type="string" table:style-name="ce5">
            <text:p>Solteiro(a)</text:p>
          </table:table-cell>
          <table:table-cell office:value-type="string" table:style-name="ce5">
            <text:p>Corretor de Imóveis</text:p>
          </table:table-cell>
          <table:table-cell office:value-type="string" table:style-name="ce5">
            <text:p>SP</text:p>
          </table:table-cell>
          <table:table-cell office:value-type="string" table:style-name="ce5">
            <text:p>ETEC Rodrigues de Abreu</text:p>
          </table:table-cell>
          <table:table-cell office:value-type="string" table:style-name="ce5">
            <text:p>Técnico em Administração</text:p>
          </table:table-cell>
          <table:table-cell office:value-type="string" table:style-name="ce5">
            <text:p>Ensino Técnico</text:p>
          </table:table-cell>
          <table:table-cell office:value-type="date" office:date-value="2020-08-03T00:00:00" table:style-name="ce7">
            <text:p>03/08/2020</text:p>
          </table:table-cell>
          <table:table-cell office:value-type="string" table:style-name="ce5">
            <text:p>Privada</text:p>
          </table:table-cell>
          <table:table-cell office:value-type="string" table:style-name="ce5">
            <text:p>Local</text:p>
          </table:table-cell>
          <table:table-cell office:value-type="string" table:style-name="ce5">
            <text:p>Não</text:p>
          </table:table-cell>
          <table:table-cell office:value-type="string" table:style-name="ce5">
            <text:p>Não</text:p>
          </table:table-cell>
          <table:table-cell office:value-type="string" table:style-name="ce9">
            <text:p>Só tive aulas virtuais na ETEC Rodrigues de Abreu no curso de Técnico em Administração e isso em plena pandemia antes fiz um Sistema Biomédicos presencial, mas tranquei a matrícula antes da Pandemia</text:p>
          </table:table-cell>
          <table:table-cell table:style-name="ce5"/>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Sim</text:p>
          </table:table-cell>
          <table:table-cell office:value-type="string" table:style-name="ce5">
            <text:p>Não</text:p>
          </table:table-cell>
          <table:table-cell office:value-type="string" table:style-name="ce5">
            <text:p>Não se aplica / Não sabe / Não se lembra</text:p>
          </table:table-cell>
          <table:table-cell office:value-type="string" table:style-name="ce5">
            <text:p>Muito pior do que antes</text:p>
          </table:table-cell>
          <table:table-cell office:value-type="string" table:style-name="ce5">
            <text:p>Muito pior qu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lhor do que antes</text:p>
          </table:table-cell>
          <table:table-cell office:value-type="string" table:style-name="ce5">
            <text:p>Bom, eu sou corretor de Imóveis e não consegui na minha carreira, me prejudicou bastante</text:p>
          </table:table-cell>
          <table:table-cell office:value-type="string" table:style-name="ce5">
            <text:p>Pioraram</text:p>
          </table:table-cell>
          <table:table-cell office:value-type="string" table:style-name="ce5">
            <text:p>Piorou</text:p>
          </table:table-cell>
          <table:table-cell office:value-type="string" table:style-name="ce5">
            <text:p>Pioraram</text:p>
          </table:table-cell>
          <table:table-cell office:value-type="string" table:style-name="ce5">
            <text:p>Piorou</text:p>
          </table:table-cell>
          <table:table-cell office:value-type="string" table:style-name="ce5">
            <text:p>Diminuiu</text:p>
          </table:table-cell>
          <table:table-cell office:value-type="string" table:style-name="ce5">
            <text:p>Diminuiu</text:p>
          </table:table-cell>
          <table:table-cell office:value-type="string" table:style-name="ce5">
            <text:p>N/A ou Não sabe</text:p>
          </table:table-cell>
          <table:table-cell table:style-name="ce5"/>
          <table:table-cell office:value-type="string" table:style-name="ce5">
            <text:p>Sim, vacinado com duas doses ou com vacina de dose única e dose(s) de reforço</text:p>
          </table:table-cell>
          <table:table-cell office:value-type="string" table:style-name="ce5">
            <text:p>Tive que trancar a matrícula porque estava puxado e do modo remoto não estava dando certo e por divergências com a turma</text:p>
          </table:table-cell>
          <table:table-cell office:value-type="string" table:style-name="ce5">
            <text:p>Foram mais ou menos os mesmos</text:p>
          </table:table-cell>
          <table:table-cell office:value-type="string" table:style-name="ce5">
            <text:p>Diminuiu</text:p>
          </table:table-cell>
          <table:table-cell office:value-type="string" table:style-name="ce5">
            <text:p>Não</text:p>
          </table:table-cell>
          <table:table-cell office:value-type="string" table:style-name="ce5">
            <text:p>Estão mais ou menos as mesmas</text:p>
          </table:table-cell>
          <table:table-cell office:value-type="string" table:style-name="ce5">
            <text:p>Transporte urbano;Internet;Alimentação</text:p>
          </table:table-cell>
          <table:table-cell office:value-type="string" table:style-name="ce5">
            <text:p>Como minha carreira de corretor de Imóveis não decolou não tenho tido muito dinheiro 💰 isso é o que me dá mais raiva</text:p>
          </table:table-cell>
          <table:table-cell office:value-type="string" table:style-name="ce5">
            <text:p>Muito rapidamente</text:p>
          </table:table-cell>
          <table:table-cell office:value-type="string" table:style-name="ce5">
            <text:p>Fez nada e quase nada</text:p>
          </table:table-cell>
          <table:table-cell office:value-type="string" table:style-name="ce5">
            <text:p>Era esse modo remoto e os prazos apertados para entregar os trabalhos</text:p>
          </table:table-cell>
          <table:table-cell office:value-type="string" table:style-name="ce5">
            <text:p>Era ser presencial as aulas e não remoto</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Ok</text:p>
          </table:table-cell>
          <table:table-cell table:number-columns-repeated="2" table:style-name="ce5"/>
          <table:table-cell table:number-columns-repeated="16330"/>
        </table:table-row>
        <table:table-row table:style-name="ro2">
          <table:table-cell office:value-type="date" office:date-value="2022-12-13T00:00:00" table:style-name="ce8">
            <text:p>13/12/2022</text:p>
          </table:table-cell>
          <table:table-cell office:value-type="float" office:value="25" table:style-name="ce6">
            <text:p>25</text:p>
          </table:table-cell>
          <table:table-cell office:value-type="string" table:style-name="ce5">
            <text:p>Feminino</text:p>
          </table:table-cell>
          <table:table-cell office:value-type="string" table:style-name="ce5">
            <text:p>Solteiro(a)</text:p>
          </table:table-cell>
          <table:table-cell office:value-type="string" table:style-name="ce5">
            <text:p>Bolsista</text:p>
          </table:table-cell>
          <table:table-cell office:value-type="string" table:style-name="ce5">
            <text:p>SP</text:p>
          </table:table-cell>
          <table:table-cell office:value-type="string" table:style-name="ce2">
            <text:p>UNESP Bauru</text:p>
          </table:table-cell>
          <table:table-cell office:value-type="string" table:style-name="ce5">
            <text:p>Pós-Graduação em Quimica Tecnologica</text:p>
          </table:table-cell>
          <table:table-cell office:value-type="string" table:style-name="ce5">
            <text:p>Mestrado</text:p>
          </table:table-cell>
          <table:table-cell office:value-type="date" office:date-value="2022-03-07T00:00:00" table:style-name="ce7">
            <text:p>07/03/2022</text:p>
          </table:table-cell>
          <table:table-cell office:value-type="string" table:style-name="ce5">
            <text:p>Pública</text:p>
          </table:table-cell>
          <table:table-cell office:value-type="string" table:style-name="ce5">
            <text:p>Local</text:p>
          </table:table-cell>
          <table:table-cell office:value-type="string" table:style-name="ce5">
            <text:p>Sim</text:p>
          </table:table-cell>
          <table:table-cell office:value-type="string" table:style-name="ce5">
            <text:p>Não sei</text:p>
          </table:table-cell>
          <table:table-cell table:style-name="ce9"/>
          <table:table-cell office:value-type="date" office:date-value="2020-03-14T00:00:00" table:style-name="ce7">
            <text:p>14/03/2020</text:p>
          </table:table-cell>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Não</text:p>
          </table:table-cell>
          <table:table-cell office:value-type="string" table:style-name="ce5">
            <text:p>Sim</text:p>
          </table:table-cell>
          <table:table-cell office:value-type="string" table:style-name="ce5">
            <text:p>Não se aplica / Não sabe / Não se lembra</text:p>
          </table:table-cell>
          <table:table-cell office:value-type="string" table:style-name="ce5">
            <text:p>O mesmo de antes</text:p>
          </table:table-cell>
          <table:table-cell office:value-type="string" table:style-name="ce5">
            <text:p>Pior que antes</text:p>
          </table:table-cell>
          <table:table-cell office:value-type="string" table:style-name="ce5">
            <text:p>O mesmo d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u projeto de pós é principalmente na área teórica, então consegui desenvolver sua maior parte de forma remota. Também contei com assistência psicológica de forma remota, o que ajudou bastante nos períodos de isolamento. Atualmente, conforme voltamos ao normal, percebi uma certa fobia por lugares com uma concentração muito grande de pessoas em locais fechados (shows/ palestras / festas grandes)</text:p>
          </table:table-cell>
          <table:table-cell office:value-type="string" table:style-name="ce5">
            <text:p>Foram mais ou menos o mesmo</text:p>
          </table:table-cell>
          <table:table-cell office:value-type="string" table:style-name="ce5">
            <text:p>Piorou</text:p>
          </table:table-cell>
          <table:table-cell office:value-type="string" table:style-name="ce5">
            <text:p>Ficou mais ou menos o mesmo</text:p>
          </table:table-cell>
          <table:table-cell office:value-type="string" table:style-name="ce5">
            <text:p>Era mais ou menos o mesmo</text:p>
          </table:table-cell>
          <table:table-cell office:value-type="string" table:style-name="ce5">
            <text:p>Ficou mais ou menos a mesma</text:p>
          </table:table-cell>
          <table:table-cell office:value-type="string" table:style-name="ce5">
            <text:p>Aumentou</text:p>
          </table:table-cell>
          <table:table-cell office:value-type="string" table:style-name="ce5">
            <text:p>Sim (retornou todas as atividades presenciais)</text:p>
          </table:table-cell>
          <table:table-cell table:style-name="ce5"/>
          <table:table-cell office:value-type="string" table:style-name="ce5">
            <text:p>Sim, vacinado com duas doses ou com vacina de dose única e dose(s) de reforço</text:p>
          </table:table-cell>
          <table:table-cell office:value-type="string" table:style-name="ce5">
            <text:p>Os maiores obstáculos das aulas remotas foram: dificuldade de concentração, por conta de adversidades que se tem normalmente em casa (cachorro latindo, carros passando, barulho de televisão e telefone) e quedas da Internet durante as aulas, atrapalhando o acompanhamento do conteúdo e até mesmo apresentações de seminários.</text:p>
          </table:table-cell>
          <table:table-cell office:value-type="string" table:style-name="ce5">
            <text:p>Diminuiram</text:p>
          </table:table-cell>
          <table:table-cell office:value-type="string" table:style-name="ce5">
            <text:p>Está mais ou menos a mesma</text:p>
          </table:table-cell>
          <table:table-cell office:value-type="string" table:style-name="ce5">
            <text:p>Não</text:p>
          </table:table-cell>
          <table:table-cell office:value-type="string" table:style-name="ce5">
            <text:p>Estão mais ou menos as mesmas</text:p>
          </table:table-cell>
          <table:table-cell office:value-type="string" table:style-name="ce5">
            <text:p>Relacionadas com saúde;Viagens/deslocamentos;Internet</text:p>
          </table:table-cell>
          <table:table-cell office:value-type="string" table:style-name="ce5">
            <text:p>Durante a quarentena os gastos com transporte diminuiram bastante, já que quase não saia de casa. Porém, houveram gastos inéditos relacionados a saúde (máscaras, produtos de higiene diversos, consultas médicas, pedidos de comida em aplicativos)</text:p>
          </table:table-cell>
          <table:table-cell office:value-type="string" table:style-name="ce5">
            <text:p>Muito lentamente</text:p>
          </table:table-cell>
          <table:table-cell office:value-type="string" table:style-name="ce5">
            <text:p>Reconheço que minha instituição tomou medidas de distanciamento muito importantes para o combate à pandemia, uma vez que o campus tem uma grande concentração de alunos. Muitos alunos e servidores sao de outras cidades e viajam todos os dias para o campus, o que acaba aumentando a chances de exposição ao vírus sars-cov-2.</text:p>
          </table:table-cell>
          <table:table-cell office:value-type="string" table:style-name="ce5">
            <text:p>Gostaria que minha instituição tivesse se organizado melhor em relação às aulas online, o que deu-se de forma lenta (quase dois meses após o distanciamento oficial às aulas iniciaram remotamente).</text:p>
          </table:table-cell>
          <table:table-cell office:value-type="string" table:style-name="ce5">
            <text:p>Além do que foi feito, ajudaria muito se minha instituição mantivesse uma linha constante de comunicação com os alunos sobre a situação do campus em relação a medidas preventivas da covid-19/ situação das aulas/ situação dos laboratórios. Ratualemnye estou frequentando os laboratorios e recentemente o campus voltou com o uso obrigatório de máscaras, mas só fiquei sabendo porque meus colegas avisaram. Muitos alunos não receberam e-mail informativo.</text:p>
          </table:table-cell>
          <table:table-cell office:value-type="string" table:style-name="ce5">
            <text:p>O mesmo de antes</text:p>
          </table:table-cell>
          <table:table-cell office:value-type="string" table:style-name="ce5">
            <text:p>Pior do que antes</text:p>
          </table:table-cell>
          <table:table-cell office:value-type="string" table:style-name="ce5">
            <text:p>Pior do que antes</text:p>
          </table:table-cell>
          <table:table-cell table:number-columns-repeated="3" table:style-name="ce5"/>
          <table:table-cell table:number-columns-repeated="16330"/>
        </table:table-row>
        <table:table-row table:number-rows-repeated="104852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Joao Pedro Albino</meta:initial-creator>
    <dc:creator>Joao Pedro Albino</dc:creator>
    <meta:creation-date>2022-12-11T21:01:13Z</meta:creation-date>
    <dc:date>2023-01-06T21:15:34Z</dc:date>
  </office:meta>
</office:document-meta>
</file>